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9a616" officeooo:paragraph-rsid="0009a616" style:font-size-asian="15.75pt" style:font-size-complex="18pt"/>
    </style:style>
    <style:style style:name="P2" style:family="paragraph" style:parent-style-name="Standard">
      <style:text-properties fo:font-size="18pt" officeooo:rsid="000add23" officeooo:paragraph-rsid="000add23" style:font-size-asian="15.75pt" style:font-size-complex="18pt"/>
    </style:style>
    <style:style style:name="P3" style:family="paragraph" style:parent-style-name="Standard">
      <style:paragraph-properties style:line-height-at-least="0.503cm"/>
      <style:text-properties fo:color="#bbbbbb" style:font-name="Droid Sans Mono" fo:font-size="10.5pt" fo:font-weight="normal" fo:background-color="#262335"/>
    </style:style>
    <style:style style:name="P4" style:family="paragraph" style:parent-style-name="Standard">
      <style:text-properties fo:color="#bbbbbb" style:font-name="Droid Sans Mono" fo:font-size="10.5pt" fo:font-weight="normal" officeooo:rsid="0009a616" officeooo:paragraph-rsid="0009a616" fo:background-color="#262335" style:font-size-asian="15.75pt" style:font-size-complex="18pt"/>
    </style:style>
    <style:style style:name="P5" style:family="paragraph" style:parent-style-name="Standard">
      <style:text-properties fo:color="#bbbbbb" style:font-name="Droid Sans Mono" fo:font-size="10.5pt" fo:font-weight="normal" officeooo:rsid="000add23" officeooo:paragraph-rsid="000add23" fo:background-color="#262335" style:font-size-asian="15.75pt" style:font-size-complex="18pt"/>
    </style:style>
    <style:style style:name="P6" style:family="paragraph" style:parent-style-name="Standard">
      <style:paragraph-properties style:line-height-at-least="0.503cm"/>
      <style:text-properties fo:color="#bbbbbb" style:font-name="Droid Sans Mono" fo:font-size="10.5pt" fo:font-weight="normal" officeooo:rsid="000add23" officeooo:paragraph-rsid="000add23" fo:background-color="#262335"/>
    </style:style>
    <style:style style:name="P7" style:family="paragraph" style:parent-style-name="Standard">
      <style:paragraph-properties style:line-height-at-least="0.503cm"/>
      <style:text-properties fo:color="#848bbd" style:font-name="Droid Sans Mono" fo:font-size="10.5pt" fo:font-style="italic" fo:font-weight="normal" fo:background-color="#262335"/>
    </style:style>
    <style:style style:name="P8" style:family="paragraph" style:parent-style-name="Standard">
      <style:paragraph-properties style:line-height-at-least="0.503cm"/>
    </style:style>
    <style:style style:name="P9" style:family="paragraph" style:parent-style-name="Standard">
      <style:paragraph-properties fo:margin-top="0cm" fo:margin-bottom="0.499cm" loext:contextual-spacing="false" style:line-height-at-least="0.503cm"/>
      <style:text-properties fo:color="#bbbbbb" style:font-name="Droid Sans Mono" fo:font-size="10.5pt" fo:font-weight="normal" fo:background-color="#262335"/>
    </style:style>
    <style:style style:name="P10" style:family="paragraph" style:parent-style-name="Standard">
      <style:paragraph-properties fo:margin-top="0cm" fo:margin-bottom="0.499cm" loext:contextual-spacing="false" style:line-height-at-least="0.503cm"/>
    </style:style>
    <style:style style:name="T1" style:family="text">
      <style:text-properties fo:color="#fede5d"/>
    </style:style>
    <style:style style:name="T2" style:family="text">
      <style:text-properties fo:color="#fe4450"/>
    </style:style>
    <style:style style:name="T3" style:family="text">
      <style:text-properties fo:color="#fe4450" fo:font-weight="bold"/>
    </style:style>
    <style:style style:name="T4" style:family="text">
      <style:text-properties fo:color="#ff7edb"/>
    </style:style>
    <style:style style:name="T5" style:family="text">
      <style:text-properties fo:color="#ff7edb" fo:font-style="italic"/>
    </style:style>
    <style:style style:name="T6" style:family="text">
      <style:text-properties fo:color="#36f9f6"/>
    </style:style>
    <style:style style:name="T7" style:family="text">
      <style:text-properties fo:color="#848bbd" fo:font-style="italic"/>
    </style:style>
    <style:style style:name="T8" style:family="text">
      <style:text-properties fo:color="#ffffff"/>
    </style:style>
    <style:style style:name="T9" style:family="text">
      <style:text-properties fo:color="#f97e72"/>
    </style:style>
    <style:style style:name="T10" style:family="text">
      <style:text-properties fo:color="#dd5500"/>
    </style:style>
    <style:style style:name="T11" style:family="text">
      <style:text-properties fo:color="#ff8b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sheet-6(part-1)</text:p>
      <text:p text:style-name="P1">Name:Ron Jacob Varghese</text:p>
      <text:p text:style-name="P1">Cse-D</text:p>
      <text:p text:style-name="P1">Roll-no:AM.EN.U4CSE19346</text:p>
      <text:p text:style-name="P1"/>
      <text:p text:style-name="P1"/>
      <text:p text:style-name="P1">1)</text:p>
      <text:p text:style-name="P4"><text:span text:style-name="T1">import</text:span> <text:span text:style-name="T2">java</text:span><text:span text:style-name="T1">.</text:span><text:span text:style-name="T2">util</text:span><text:span text:style-name="T1">.</text:span><text:span text:style-name="T3">*</text:span>;</text:p>
      <text:p text:style-name="P8"/>
      <text:p text:style-name="P7">//Extend BoxWeight to include shipping costs.</text:p>
      <text:p text:style-name="P7">//Start with Box.</text:p>
      <text:p text:style-name="P3"><text:span text:style-name="T1">class</text:span> <text:span text:style-name="T2">Box</text:span> {</text:p>
      <text:p text:style-name="P3"><text:span text:style-name="T1">private</text:span> <text:span text:style-name="T1">double</text:span> <text:span text:style-name="T4">width</text:span>;</text:p>
      <text:p text:style-name="P3"><text:span text:style-name="T1">private</text:span> <text:span text:style-name="T1">double</text:span> <text:span text:style-name="T4">height</text:span>;</text:p>
      <text:p text:style-name="P3"><text:span text:style-name="T1">private</text:span> <text:span text:style-name="T1">double</text:span> <text:span text:style-name="T4">depth</text:span>;</text:p>
      <text:p text:style-name="P8"/>
      <text:p text:style-name="P7">// construct clone of an object</text:p>
      <text:p text:style-name="P3"><text:span text:style-name="T6">Box</text:span>(<text:span text:style-name="T1">Box</text:span> <text:span text:style-name="T5">ob</text:span>) { <text:span text:style-name="T7">// pass object to constructor</text:span></text:p>
      <text:p text:style-name="P3">width <text:span text:style-name="T8">=</text:span> <text:span text:style-name="T4">ob</text:span>.<text:span text:style-name="T4">width</text:span>;</text:p>
      <text:p text:style-name="P3">height <text:span text:style-name="T8">=</text:span> <text:span text:style-name="T4">ob</text:span>.<text:span text:style-name="T4">height</text:span>;</text:p>
      <text:p text:style-name="P3">depth <text:span text:style-name="T8">=</text:span> <text:span text:style-name="T4">ob</text:span>.<text:span text:style-name="T4">depth</text:span>;</text:p>
      <text:p text:style-name="P3">}</text:p>
      <text:p text:style-name="P8"/>
      <text:p text:style-name="P7">// constructor used when all dimensions specified</text:p>
      <text:p text:style-name="P3"><text:span text:style-name="T6">Box</text:span>(<text:span text:style-name="T1">double</text:span> <text:span text:style-name="T5">w</text:span>, <text:span text:style-name="T1">double</text:span> <text:span text:style-name="T5">h</text:span>, <text:span text:style-name="T1">double</text:span> <text:span text:style-name="T5">d</text:span>) {</text:p>
      <text:p text:style-name="P3">width <text:span text:style-name="T8">=</text:span> w;</text:p>
      <text:p text:style-name="P3">height <text:span text:style-name="T8">=</text:span> h;</text:p>
      <text:p text:style-name="P3">depth <text:span text:style-name="T8">=</text:span> d;</text:p>
      <text:p text:style-name="P3">}</text:p>
      <text:p text:style-name="P8"/>
      <text:p text:style-name="P7">// constructor used when no dimensions specified</text:p>
      <text:p text:style-name="P3"><text:span text:style-name="T6">Box</text:span>() {</text:p>
      <text:p text:style-name="P3">width <text:span text:style-name="T8">=</text:span> <text:span text:style-name="T1">-</text:span><text:span text:style-name="T9">1</text:span>; <text:span text:style-name="T7">// use -1 to indicate</text:span></text:p>
      <text:p text:style-name="P3">height <text:span text:style-name="T8">=</text:span> <text:span text:style-name="T1">-</text:span><text:span text:style-name="T9">1</text:span>; <text:span text:style-name="T7">// an uninitialized</text:span></text:p>
      <text:p text:style-name="P3">depth <text:span text:style-name="T8">=</text:span> <text:span text:style-name="T1">-</text:span><text:span text:style-name="T9">1</text:span>; <text:span text:style-name="T7">// box</text:span></text:p>
      <text:p text:style-name="P3">}</text:p>
      <text:p text:style-name="P8"/>
      <text:p text:style-name="P7">// constructor used when cube is created</text:p>
      <text:p text:style-name="P3"><text:span text:style-name="T6">Box</text:span>(<text:span text:style-name="T1">double</text:span> <text:span text:style-name="T5">len</text:span>) {</text:p>
      <text:p text:style-name="P3">width <text:span text:style-name="T8">=</text:span> height <text:span text:style-name="T8">=</text:span> depth <text:span text:style-name="T8">=</text:span> len;</text:p>
      <text:p text:style-name="P3">}</text:p>
      <text:p text:style-name="P8"/>
      <text:p text:style-name="P7">// compute and return volume</text:p>
      <text:p text:style-name="P3"><text:span text:style-name="T1">double</text:span> <text:span text:style-name="T6">volume</text:span>() {</text:p>
      <text:p text:style-name="P3"><text:span text:style-name="T1">return</text:span> width <text:span text:style-name="T1">*</text:span> height <text:span text:style-name="T1">*</text:span> depth;</text:p>
      <text:p text:style-name="P3">}</text:p>
      <text:p text:style-name="P3">}</text:p>
      <text:p text:style-name="P8"/>
      <text:p text:style-name="P7"><text:soft-page-break/>// Add weight.</text:p>
      <text:p text:style-name="P3"><text:span text:style-name="T1">class</text:span> <text:span text:style-name="T2">BoxWeight</text:span> <text:span text:style-name="T1">extends</text:span> <text:span text:style-name="T10">Box</text:span> {</text:p>
      <text:p text:style-name="P3"><text:span text:style-name="T1">double</text:span> <text:span text:style-name="T4">weight</text:span>; <text:span text:style-name="T7">// weight of box</text:span></text:p>
      <text:p text:style-name="P7">// construct clone of an object</text:p>
      <text:p text:style-name="P8"/>
      <text:p text:style-name="P3"><text:span text:style-name="T6">BoxWeight</text:span>(<text:span text:style-name="T1">BoxWeight</text:span> <text:span text:style-name="T5">ob</text:span>) { <text:span text:style-name="T7">// pass object to constructor</text:span></text:p>
      <text:p text:style-name="P3"><text:span text:style-name="T3">super</text:span>(ob);</text:p>
      <text:p text:style-name="P3">weight <text:span text:style-name="T8">=</text:span> <text:span text:style-name="T4">ob</text:span>.<text:span text:style-name="T4">weight</text:span>;</text:p>
      <text:p text:style-name="P3">}</text:p>
      <text:p text:style-name="P8"/>
      <text:p text:style-name="P7">// constructor when all parameters are specified</text:p>
      <text:p text:style-name="P3"><text:span text:style-name="T6">BoxWeight</text:span>(<text:span text:style-name="T1">double</text:span> <text:span text:style-name="T5">w</text:span>, <text:span text:style-name="T1">double</text:span> <text:span text:style-name="T5">h</text:span>, <text:span text:style-name="T1">double</text:span> <text:span text:style-name="T5">d</text:span>, <text:span text:style-name="T1">double</text:span> <text:span text:style-name="T5">m</text:span>) {</text:p>
      <text:p text:style-name="P3"><text:span text:style-name="T3">super</text:span>(w, h, d); <text:span text:style-name="T7">// call superclass constructor</text:span></text:p>
      <text:p text:style-name="P3">weight <text:span text:style-name="T8">=</text:span> m;</text:p>
      <text:p text:style-name="P3">}</text:p>
      <text:p text:style-name="P8"/>
      <text:p text:style-name="P7">// default constructor</text:p>
      <text:p text:style-name="P3"><text:span text:style-name="T6">BoxWeight</text:span>() {</text:p>
      <text:p text:style-name="P3"><text:span text:style-name="T3">super</text:span>();</text:p>
      <text:p text:style-name="P3">weight <text:span text:style-name="T8">=</text:span> <text:span text:style-name="T1">-</text:span><text:span text:style-name="T9">1</text:span>;</text:p>
      <text:p text:style-name="P3">}</text:p>
      <text:p text:style-name="P8"/>
      <text:p text:style-name="P7">// constructor used when cube is created</text:p>
      <text:p text:style-name="P3"><text:span text:style-name="T6">BoxWeight</text:span>(<text:span text:style-name="T1">double</text:span> <text:span text:style-name="T5">len</text:span>, <text:span text:style-name="T1">double</text:span> <text:span text:style-name="T5">m</text:span>) {</text:p>
      <text:p text:style-name="P3"><text:span text:style-name="T3">super</text:span>(len);</text:p>
      <text:p text:style-name="P3">weight <text:span text:style-name="T8">=</text:span> m;</text:p>
      <text:p text:style-name="P3">}</text:p>
      <text:p text:style-name="P3">}</text:p>
      <text:p text:style-name="P8"/>
      <text:p text:style-name="P7">// Add shipping costs</text:p>
      <text:p text:style-name="P3"><text:span text:style-name="T1">class</text:span> <text:span text:style-name="T2">Shipment</text:span> <text:span text:style-name="T1">extends</text:span> <text:span text:style-name="T10">BoxWeight</text:span> {</text:p>
      <text:p text:style-name="P3"><text:span text:style-name="T1">double</text:span> <text:span text:style-name="T4">cost</text:span>;</text:p>
      <text:p text:style-name="P8"/>
      <text:p text:style-name="P7">// construct clone of an object</text:p>
      <text:p text:style-name="P3"><text:span text:style-name="T6">Shipment</text:span>(<text:span text:style-name="T1">Shipment</text:span> <text:span text:style-name="T5">ob</text:span>) { <text:span text:style-name="T7">// pass object to constructor</text:span></text:p>
      <text:p text:style-name="P3"><text:span text:style-name="T3">super</text:span>(ob);</text:p>
      <text:p text:style-name="P3">cost <text:span text:style-name="T8">=</text:span> <text:span text:style-name="T4">ob</text:span>.<text:span text:style-name="T4">cost</text:span>;</text:p>
      <text:p text:style-name="P3">}</text:p>
      <text:p text:style-name="P8"/>
      <text:p text:style-name="P7">// constructor when all parameters are specified</text:p>
      <text:p text:style-name="P3"><text:span text:style-name="T6">Shipment</text:span>(<text:span text:style-name="T1">double</text:span> <text:span text:style-name="T5">w</text:span>, <text:span text:style-name="T1">double</text:span> <text:span text:style-name="T5">h</text:span>, <text:span text:style-name="T1">double</text:span> <text:span text:style-name="T5">d</text:span>, <text:span text:style-name="T1">double</text:span> <text:span text:style-name="T5">m</text:span>, <text:span text:style-name="T1">double</text:span> <text:span text:style-name="T5">c</text:span>) {</text:p>
      <text:p text:style-name="P3"><text:span text:style-name="T3">super</text:span>(w, h, d, m); <text:span text:style-name="T7">// call superclass constructor</text:span></text:p>
      <text:p text:style-name="P3">cost <text:span text:style-name="T8">=</text:span> c;</text:p>
      <text:p text:style-name="P3">}</text:p>
      <text:p text:style-name="P8"/>
      <text:p text:style-name="P7">// default constructor</text:p>
      <text:p text:style-name="P3"><text:span text:style-name="T6">Shipment</text:span>() {</text:p>
      <text:p text:style-name="P3"><text:span text:style-name="T3">super</text:span>();</text:p>
      <text:p text:style-name="P3">cost <text:span text:style-name="T8">=</text:span> <text:span text:style-name="T1">-</text:span><text:span text:style-name="T9">1</text:span>;</text:p>
      <text:p text:style-name="P3">}</text:p>
      <text:p text:style-name="P8"/>
      <text:p text:style-name="P7"><text:soft-page-break/>// constructor used when cube is created</text:p>
      <text:p text:style-name="P3"><text:span text:style-name="T6">Shipment</text:span>(<text:span text:style-name="T1">double</text:span> <text:span text:style-name="T5">len</text:span>, <text:span text:style-name="T1">double</text:span> <text:span text:style-name="T5">m</text:span>, <text:span text:style-name="T1">double</text:span> <text:span text:style-name="T5">c</text:span>) {</text:p>
      <text:p text:style-name="P3"><text:span text:style-name="T3">super</text:span>(len, m);</text:p>
      <text:p text:style-name="P3">cost <text:span text:style-name="T8">=</text:span> c;</text:p>
      <text:p text:style-name="P3">}</text:p>
      <text:p text:style-name="P3">}</text:p>
      <text:p text:style-name="P8"/>
      <text:p text:style-name="P3"><text:span text:style-name="T1">class</text:span> <text:span text:style-name="T2">trans</text:span> <text:span text:style-name="T1">extends</text:span> <text:span text:style-name="T10">Shipment</text:span> {</text:p>
      <text:p text:style-name="P3"><text:span text:style-name="T1">String</text:span> <text:span text:style-name="T4">name</text:span>;</text:p>
      <text:p text:style-name="P3"><text:span text:style-name="T1">String</text:span> <text:span text:style-name="T4">address</text:span>;</text:p>
      <text:p text:style-name="P3"><text:span text:style-name="T1">int</text:span> <text:span text:style-name="T4">roadcost</text:span>;</text:p>
      <text:p text:style-name="P8"/>
      <text:p text:style-name="P3"><text:span text:style-name="T6">trans</text:span>(<text:span text:style-name="T5">trans</text:span> <text:span text:style-name="T5">ob</text:span>){</text:p>
      <text:p text:style-name="P3"><text:span text:style-name="T3">super</text:span>(ob);</text:p>
      <text:p text:style-name="P3">name<text:span text:style-name="T8">=</text:span><text:span text:style-name="T4">ob</text:span>.<text:span text:style-name="T4">name</text:span>;</text:p>
      <text:p text:style-name="P3">address<text:span text:style-name="T8">=</text:span><text:span text:style-name="T4">ob</text:span>.<text:span text:style-name="T4">address</text:span>;</text:p>
      <text:p text:style-name="P3"><text:span text:style-name="T6">cost</text:span>();</text:p>
      <text:p text:style-name="P3">}</text:p>
      <text:p text:style-name="P3"><text:span text:style-name="T6">trans</text:span>(<text:span text:style-name="T1">double</text:span> <text:span text:style-name="T5">w</text:span>, <text:span text:style-name="T1">double</text:span> <text:span text:style-name="T5">h</text:span>, <text:span text:style-name="T1">double</text:span> <text:span text:style-name="T5">d</text:span>, <text:span text:style-name="T1">double</text:span> <text:span text:style-name="T5">m</text:span>, <text:span text:style-name="T1">double</text:span> <text:span text:style-name="T5">c</text:span>,<text:span text:style-name="T1">String</text:span> <text:span text:style-name="T5">name</text:span>,<text:span text:style-name="T1">String</text:span> <text:span text:style-name="T5">address</text:span>){</text:p>
      <text:p text:style-name="P3"><text:span text:style-name="T3">super</text:span>(w,h,d,m,c);</text:p>
      <text:p text:style-name="P3"><text:span text:style-name="T3">this</text:span>.<text:span text:style-name="T4">name</text:span><text:span text:style-name="T8">=</text:span>name;</text:p>
      <text:p text:style-name="P3"><text:span text:style-name="T3">this</text:span>.<text:span text:style-name="T4">address</text:span><text:span text:style-name="T8">=</text:span>address;</text:p>
      <text:p text:style-name="P3"><text:span text:style-name="T6">cost</text:span>();</text:p>
      <text:p text:style-name="P3">}</text:p>
      <text:p text:style-name="P3"><text:span text:style-name="T6">trans</text:span>(){</text:p>
      <text:p text:style-name="P3"><text:span text:style-name="T3">super</text:span>();</text:p>
      <text:p text:style-name="P3">name<text:span text:style-name="T8">=</text:span><text:span text:style-name="T11">""</text:span>;</text:p>
      <text:p text:style-name="P3">address<text:span text:style-name="T8">=</text:span><text:span text:style-name="T11">""</text:span>;</text:p>
      <text:p text:style-name="P3">roadcost<text:span text:style-name="T8">=</text:span><text:span text:style-name="T1">-</text:span><text:span text:style-name="T9">1</text:span>;</text:p>
      <text:p text:style-name="P8"/>
      <text:p text:style-name="P3">}</text:p>
      <text:p text:style-name="P3"><text:span text:style-name="T6">trans</text:span>(<text:span text:style-name="T1">double</text:span> <text:span text:style-name="T5">len</text:span>,<text:span text:style-name="T1">double</text:span> <text:span text:style-name="T5">m</text:span>,<text:span text:style-name="T1">double</text:span> <text:span text:style-name="T5">c</text:span>,<text:span text:style-name="T1">String</text:span> <text:span text:style-name="T5">name</text:span>,<text:span text:style-name="T1">String</text:span> <text:span text:style-name="T5">address</text:span>){</text:p>
      <text:p text:style-name="P3"><text:span text:style-name="T3">super</text:span>(len,m,c);</text:p>
      <text:p text:style-name="P3"><text:span text:style-name="T3">this</text:span>.<text:span text:style-name="T4">name</text:span><text:span text:style-name="T8">=</text:span>name;</text:p>
      <text:p text:style-name="P3"><text:span text:style-name="T3">this</text:span>.<text:span text:style-name="T4">address</text:span><text:span text:style-name="T8">=</text:span>address;</text:p>
      <text:p text:style-name="P3"><text:span text:style-name="T6">cost</text:span>();</text:p>
      <text:p text:style-name="P3">}</text:p>
      <text:p text:style-name="P3"><text:span text:style-name="T1">void</text:span> <text:span text:style-name="T6">cost</text:span>(){</text:p>
      <text:p text:style-name="P3"><text:span text:style-name="T1">if</text:span>(<text:span text:style-name="T6">volume</text:span>()<text:span text:style-name="T1">&gt;</text:span><text:span text:style-name="T9">1000</text:span>) roadcost<text:span text:style-name="T8">=</text:span><text:span text:style-name="T9">2000</text:span>;</text:p>
      <text:p text:style-name="P3"><text:span text:style-name="T1">else</text:span> <text:span text:style-name="T1">if</text:span>(<text:span text:style-name="T6">volume</text:span>()<text:span text:style-name="T1">&gt;</text:span><text:span text:style-name="T9">500</text:span>) roadcost<text:span text:style-name="T8">=</text:span><text:span text:style-name="T9">1000</text:span>;</text:p>
      <text:p text:style-name="P3"><text:span text:style-name="T1">else</text:span> <text:span text:style-name="T1">if</text:span>(<text:span text:style-name="T6">volume</text:span>()<text:span text:style-name="T1">&gt;</text:span><text:span text:style-name="T9">100</text:span>) roadcost<text:span text:style-name="T8">=</text:span><text:span text:style-name="T9">500</text:span>;</text:p>
      <text:p text:style-name="P3"><text:span text:style-name="T1">else</text:span> roadcost<text:span text:style-name="T8">=</text:span><text:span text:style-name="T9">100</text:span>;</text:p>
      <text:p text:style-name="P8"/>
      <text:p text:style-name="P3"><text:span text:style-name="T1">if</text:span>(weight<text:span text:style-name="T1">&gt;</text:span><text:span text:style-name="T9">1000</text:span>) roadcost<text:span text:style-name="T8">+=</text:span><text:span text:style-name="T9">1500</text:span>;</text:p>
      <text:p text:style-name="P3"><text:span text:style-name="T1">else</text:span> <text:span text:style-name="T1">if</text:span>(weight<text:span text:style-name="T1">&gt;</text:span><text:span text:style-name="T9">500</text:span>) roadcost<text:span text:style-name="T8">+=</text:span><text:span text:style-name="T9">1000</text:span>;</text:p>
      <text:p text:style-name="P3"><text:span text:style-name="T1">else</text:span> <text:span text:style-name="T1">if</text:span>(weight<text:span text:style-name="T1">&gt;</text:span><text:span text:style-name="T9">250</text:span>) roadcost<text:span text:style-name="T8">+=</text:span><text:span text:style-name="T9">500</text:span>;</text:p>
      <text:p text:style-name="P3"><text:span text:style-name="T1">else</text:span> <text:span text:style-name="T1">if</text:span>(weight<text:span text:style-name="T1">&gt;</text:span><text:span text:style-name="T9">100</text:span>) roadcost<text:span text:style-name="T8">+=</text:span><text:span text:style-name="T9">250</text:span>;</text:p>
      <text:p text:style-name="P3"><text:span text:style-name="T1">else</text:span> roadcost<text:span text:style-name="T8">+=</text:span><text:span text:style-name="T9">100</text:span>;</text:p>
      <text:p text:style-name="P3"><text:span text:style-name="T6">Displaycost</text:span>();</text:p>
      <text:p text:style-name="P3">}</text:p>
      <text:p text:style-name="P8"/>
      <text:p text:style-name="P3"><text:soft-page-break/><text:span text:style-name="T1">void</text:span> <text:span text:style-name="T6">Displaycost</text:span>(){</text:p>
      <text:p text:style-name="P3">cost<text:span text:style-name="T8">+=</text:span>roadcost;</text:p>
      <text:p text:style-name="P3"><text:span text:style-name="T4">System</text:span>.<text:span text:style-name="T4">out</text:span>.<text:span text:style-name="T6">println</text:span>(<text:span text:style-name="T11">"The total cost of transportation is:"</text:span><text:span text:style-name="T1">+</text:span>cost);</text:p>
      <text:p text:style-name="P3">}</text:p>
      <text:p text:style-name="P3">}</text:p>
      <text:p text:style-name="P8"/>
      <text:p text:style-name="P3"><text:span text:style-name="T1">public</text:span> <text:span text:style-name="T1">class</text:span> <text:span text:style-name="T2">q1</text:span>{</text:p>
      <text:p text:style-name="P8"/>
      <text:p text:style-name="P3"><text:span text:style-name="T1">public</text:span> <text:span text:style-name="T1">static</text:span> <text:span text:style-name="T1">void</text:span> <text:span text:style-name="T6">main</text:span>(<text:span text:style-name="T1">String</text:span>[] <text:span text:style-name="T5">args</text:span>) {</text:p>
      <text:p text:style-name="P3"><text:span text:style-name="T1">Scanner</text:span> <text:span text:style-name="T4">scan</text:span><text:span text:style-name="T8">=</text:span><text:span text:style-name="T1">new</text:span> <text:span text:style-name="T6">Scanner</text:span>(<text:span text:style-name="T4">System</text:span>.<text:span text:style-name="T4">in</text:span>);</text:p>
      <text:p text:style-name="P3"><text:span text:style-name="T4">System</text:span>.<text:span text:style-name="T4">out</text:span>.<text:span text:style-name="T6">println</text:span>(<text:span text:style-name="T11">"Enter the height,width,depth of the box:"</text:span>);</text:p>
      <text:p text:style-name="P3"><text:span text:style-name="T1">int</text:span> <text:span text:style-name="T4">height</text:span><text:span text:style-name="T8">=</text:span><text:span text:style-name="T4">scan</text:span>.<text:span text:style-name="T6">nextInt</text:span>();</text:p>
      <text:p text:style-name="P3"><text:span text:style-name="T1">int</text:span> <text:span text:style-name="T4">width</text:span><text:span text:style-name="T8">=</text:span><text:span text:style-name="T4">scan</text:span>.<text:span text:style-name="T6">nextInt</text:span>();</text:p>
      <text:p text:style-name="P3"><text:span text:style-name="T1">int</text:span> <text:span text:style-name="T4">depth</text:span><text:span text:style-name="T8">=</text:span><text:span text:style-name="T4">scan</text:span>.<text:span text:style-name="T6">nextInt</text:span>();</text:p>
      <text:p text:style-name="P3"><text:span text:style-name="T4">System</text:span>.<text:span text:style-name="T4">out</text:span>.<text:span text:style-name="T6">println</text:span>(<text:span text:style-name="T11">"Enter the weight of the box:"</text:span>);</text:p>
      <text:p text:style-name="P3"><text:span text:style-name="T1">int</text:span> <text:span text:style-name="T4">weight</text:span><text:span text:style-name="T8">=</text:span><text:span text:style-name="T4">scan</text:span>.<text:span text:style-name="T6">nextInt</text:span>();</text:p>
      <text:p text:style-name="P3"><text:span text:style-name="T4">System</text:span>.<text:span text:style-name="T4">out</text:span>.<text:span text:style-name="T6">println</text:span>(<text:span text:style-name="T11">"Enter the cost for Shipment:"</text:span>);</text:p>
      <text:p text:style-name="P3"><text:span text:style-name="T1">int</text:span> <text:span text:style-name="T4">shipment</text:span><text:span text:style-name="T8">=</text:span><text:span text:style-name="T4">scan</text:span>.<text:span text:style-name="T6">nextInt</text:span>();</text:p>
      <text:p text:style-name="P3"><text:span text:style-name="T4">System</text:span>.<text:span text:style-name="T4">out</text:span>.<text:span text:style-name="T6">println</text:span>(<text:span text:style-name="T11">"Enter the name,address of the recipient:"</text:span>);</text:p>
      <text:p text:style-name="P3"><text:span text:style-name="T1">String</text:span> <text:span text:style-name="T4">name</text:span><text:span text:style-name="T8">=</text:span><text:span text:style-name="T4">scan</text:span>.<text:span text:style-name="T6">next</text:span>();</text:p>
      <text:p text:style-name="P3"><text:span text:style-name="T1">String</text:span> <text:span text:style-name="T4">address</text:span><text:span text:style-name="T8">=</text:span><text:span text:style-name="T4">scan</text:span>.<text:span text:style-name="T6">next</text:span>();</text:p>
      <text:p text:style-name="P3">trans a<text:span text:style-name="T8">=</text:span><text:span text:style-name="T1">new</text:span> <text:span text:style-name="T6">trans</text:span>(width,height,depth,weight,shipment,name,address);</text:p>
      <text:p text:style-name="P3">}</text:p>
      <text:p text:style-name="P8"/>
      <text:p text:style-name="P3">}</text:p>
      <text:p text:style-name="P3"/>
      <text:p text:style-name="P6">Output:</text:p>
      <text:p text:style-name="P3"/>
      <text:p text:style-name="P2">2&amp;4)</text:p>
      <text:p text:style-name="P5"><text:span text:style-name="T1">import</text:span> <text:span text:style-name="T2">java</text:span><text:span text:style-name="T1">.</text:span><text:span text:style-name="T2">util</text:span><text:span text:style-name="T1">.</text:span><text:span text:style-name="T3">*</text:span>;</text:p>
      <text:p text:style-name="P10"/>
      <text:p text:style-name="P3"><text:span text:style-name="T1">class</text:span> <text:span text:style-name="T2">Vehicle</text:span>{</text:p>
      <text:p text:style-name="P3"><text:span text:style-name="T1">static</text:span> <text:span text:style-name="T1">int</text:span> <text:span text:style-name="T4">no</text:span>;</text:p>
      <text:p text:style-name="P3"><text:span text:style-name="T1">String</text:span> <text:span text:style-name="T4">model</text:span>;</text:p>
      <text:p text:style-name="P3"><text:span text:style-name="T1">double</text:span> <text:span text:style-name="T4">price</text:span>;</text:p>
      <text:p text:style-name="P3"><text:span text:style-name="T1">double</text:span> <text:span text:style-name="T4">weight</text:span>;</text:p>
      <text:p text:style-name="P3"><text:span text:style-name="T1">String</text:span> <text:span text:style-name="T4">type</text:span>;</text:p>
      <text:p text:style-name="P10"/>
      <text:p text:style-name="P3"><text:span text:style-name="T6">Vehicle</text:span>(<text:span text:style-name="T1">String</text:span> <text:span text:style-name="T5">model</text:span>,<text:span text:style-name="T1">double</text:span> <text:span text:style-name="T5">price</text:span>,<text:span text:style-name="T1">double</text:span> <text:span text:style-name="T5">weight</text:span>,<text:span text:style-name="T1">String</text:span> <text:span text:style-name="T5">type</text:span>)</text:p>
      <text:p text:style-name="P3">{</text:p>
      <text:p text:style-name="P3"><text:span text:style-name="T3">this</text:span>.<text:span text:style-name="T4">model</text:span><text:span text:style-name="T8">=</text:span>model;</text:p>
      <text:p text:style-name="P3"><text:span text:style-name="T3">this</text:span>.<text:span text:style-name="T4">price</text:span><text:span text:style-name="T8">=</text:span>price;</text:p>
      <text:p text:style-name="P3"><text:span text:style-name="T3">this</text:span>.<text:span text:style-name="T4">weight</text:span><text:span text:style-name="T8">=</text:span>weight;</text:p>
      <text:p text:style-name="P3"><text:span text:style-name="T3">this</text:span>.<text:span text:style-name="T4">type</text:span><text:span text:style-name="T8">=</text:span>type;</text:p>
      <text:p text:style-name="P3">}</text:p>
      <text:p text:style-name="P3"><text:span text:style-name="T6">Vehicle</text:span>(<text:span text:style-name="T1">RoadVehicles</text:span> <text:span text:style-name="T5">a</text:span>){</text:p>
      <text:p text:style-name="P3">model<text:span text:style-name="T8">=</text:span><text:span text:style-name="T4">a</text:span>.<text:span text:style-name="T4">model</text:span>;</text:p>
      <text:p text:style-name="P3">price<text:span text:style-name="T8">=</text:span><text:span text:style-name="T4">a</text:span>.<text:span text:style-name="T4">price</text:span>;</text:p>
      <text:p text:style-name="P3"><text:soft-page-break/>weight<text:span text:style-name="T8">=</text:span><text:span text:style-name="T4">a</text:span>.<text:span text:style-name="T4">weight</text:span>;</text:p>
      <text:p text:style-name="P3">type<text:span text:style-name="T8">=</text:span><text:span text:style-name="T4">a</text:span>.<text:span text:style-name="T4">type</text:span>;</text:p>
      <text:p text:style-name="P3">no<text:span text:style-name="T8">+=</text:span><text:span text:style-name="T9">1</text:span>;</text:p>
      <text:p text:style-name="P3">}</text:p>
      <text:p text:style-name="P8"/>
      <text:p text:style-name="P3"><text:span text:style-name="T6">Vehicle</text:span>(<text:span text:style-name="T1">Waterborne_vessels</text:span> <text:span text:style-name="T5">a</text:span>){</text:p>
      <text:p text:style-name="P3">model<text:span text:style-name="T8">=</text:span><text:span text:style-name="T4">a</text:span>.<text:span text:style-name="T4">model</text:span>;</text:p>
      <text:p text:style-name="P3">price<text:span text:style-name="T8">=</text:span><text:span text:style-name="T4">a</text:span>.<text:span text:style-name="T4">price</text:span>;</text:p>
      <text:p text:style-name="P3">weight<text:span text:style-name="T8">=</text:span><text:span text:style-name="T4">a</text:span>.<text:span text:style-name="T4">weight</text:span>;</text:p>
      <text:p text:style-name="P3">type<text:span text:style-name="T8">=</text:span><text:span text:style-name="T4">a</text:span>.<text:span text:style-name="T4">type</text:span>;</text:p>
      <text:p text:style-name="P3">no<text:span text:style-name="T8">+=</text:span><text:span text:style-name="T9">1</text:span>;</text:p>
      <text:p text:style-name="P3">}</text:p>
      <text:p text:style-name="P3"><text:span text:style-name="T1">void</text:span> <text:span text:style-name="T6">Drive</text:span>(){</text:p>
      <text:p text:style-name="P3"><text:span text:style-name="T4">System</text:span>.<text:span text:style-name="T4">out</text:span>.<text:span text:style-name="T6">print</text:span>(<text:span text:style-name="T11">"Not Drivable in current state-&gt;"</text:span>);</text:p>
      <text:p text:style-name="P3">}</text:p>
      <text:p text:style-name="P10"/>
      <text:p text:style-name="P3"><text:span text:style-name="T1">static</text:span> <text:span text:style-name="T1">void</text:span> <text:span text:style-name="T6">Display</text:span>(){</text:p>
      <text:p text:style-name="P3"><text:span text:style-name="T4">System</text:span>.<text:span text:style-name="T4">out</text:span>.<text:span text:style-name="T6">println</text:span>(<text:span text:style-name="T11">"The total no of vehicles registered:"</text:span><text:span text:style-name="T1">+</text:span>no<text:span text:style-name="T1">/</text:span><text:span text:style-name="T9">2</text:span>);</text:p>
      <text:p text:style-name="P3">}</text:p>
      <text:p text:style-name="P3">}</text:p>
      <text:p text:style-name="P3"><text:span text:style-name="T1">class</text:span> <text:span text:style-name="T2">RoadVehicles</text:span> <text:span text:style-name="T1">extends</text:span> <text:span text:style-name="T10">Vehicle</text:span>{</text:p>
      <text:p text:style-name="P3"><text:span text:style-name="T1">static</text:span> <text:span text:style-name="T1">int</text:span> <text:span text:style-name="T4">road_no</text:span>;</text:p>
      <text:p text:style-name="P3"><text:span text:style-name="T1">int</text:span> <text:span text:style-name="T4">mileage</text:span>;</text:p>
      <text:p text:style-name="P3"><text:span text:style-name="T1">String</text:span> <text:span text:style-name="T4">license</text:span>;</text:p>
      <text:p text:style-name="P3"><text:span text:style-name="T1">String</text:span> <text:span text:style-name="T4">color</text:span>;</text:p>
      <text:p text:style-name="P3"><text:span text:style-name="T6">RoadVehicles</text:span>(<text:span text:style-name="T1">String</text:span> <text:span text:style-name="T5">model</text:span>,<text:span text:style-name="T1">double</text:span> <text:span text:style-name="T5">price</text:span>,<text:span text:style-name="T1">double</text:span> <text:span text:style-name="T5">weight</text:span>,<text:span text:style-name="T1">int</text:span> <text:span text:style-name="T5">mileage</text:span>,<text:span text:style-name="T1">String</text:span> <text:span text:style-name="T5">license</text:span>,<text:span text:style-name="T1">String</text:span> <text:span text:style-name="T5">type</text:span>,<text:span text:style-name="T1">String</text:span> <text:span text:style-name="T5">color</text:span>){</text:p>
      <text:p text:style-name="P3"><text:span text:style-name="T3">super</text:span>(model,price,weight,type);</text:p>
      <text:p text:style-name="P3"><text:span text:style-name="T3">this</text:span>.<text:span text:style-name="T4">mileage</text:span><text:span text:style-name="T8">=</text:span>mileage;</text:p>
      <text:p text:style-name="P3"><text:span text:style-name="T3">this</text:span>.<text:span text:style-name="T4">license</text:span><text:span text:style-name="T8">=</text:span>license;</text:p>
      <text:p text:style-name="P3"><text:span text:style-name="T3">this</text:span>.<text:span text:style-name="T4">color</text:span><text:span text:style-name="T8">=</text:span>color;</text:p>
      <text:p text:style-name="P3">road_no<text:span text:style-name="T8">+=</text:span><text:span text:style-name="T9">1</text:span>;</text:p>
      <text:p text:style-name="P3">}</text:p>
      <text:p text:style-name="P3"><text:span text:style-name="T6">RoadVehicles</text:span>(<text:span text:style-name="T1">RoadVehicles</text:span> <text:span text:style-name="T5">a</text:span>){</text:p>
      <text:p text:style-name="P3"><text:span text:style-name="T3">super</text:span>(a);</text:p>
      <text:p text:style-name="P3"><text:span text:style-name="T3">this</text:span>.<text:span text:style-name="T4">mileage</text:span><text:span text:style-name="T8">=</text:span><text:span text:style-name="T4">a</text:span>.<text:span text:style-name="T4">mileage</text:span>;</text:p>
      <text:p text:style-name="P3"><text:span text:style-name="T3">this</text:span>.<text:span text:style-name="T4">license</text:span><text:span text:style-name="T8">=</text:span><text:span text:style-name="T4">a</text:span>.<text:span text:style-name="T4">license</text:span>;</text:p>
      <text:p text:style-name="P3"><text:span text:style-name="T3">this</text:span>.<text:span text:style-name="T4">color</text:span><text:span text:style-name="T8">=</text:span><text:span text:style-name="T4">a</text:span>.<text:span text:style-name="T4">color</text:span>;</text:p>
      <text:p text:style-name="P3">road_no<text:span text:style-name="T8">+=</text:span><text:span text:style-name="T9">1</text:span>;</text:p>
      <text:p text:style-name="P3">}</text:p>
      <text:p text:style-name="P3"><text:span text:style-name="T1">static</text:span> <text:span text:style-name="T1">void</text:span> <text:span text:style-name="T6">Display_road</text:span>(){</text:p>
      <text:p text:style-name="P3"><text:span text:style-name="T6">Display</text:span>();</text:p>
      <text:p text:style-name="P3"><text:span text:style-name="T4">System</text:span>.<text:span text:style-name="T4">out</text:span>.<text:span text:style-name="T6">println</text:span>(<text:span text:style-name="T11">"The amount of road-vehicles registered:"</text:span><text:span text:style-name="T1">+</text:span>road_no<text:span text:style-name="T1">/</text:span><text:span text:style-name="T9">2</text:span>);</text:p>
      <text:p text:style-name="P3">}</text:p>
      <text:p text:style-name="P3"><text:span text:style-name="T1">void</text:span> <text:span text:style-name="T6">Drive</text:span>(){</text:p>
      <text:p text:style-name="P3"><text:span text:style-name="T4">System</text:span>.<text:span text:style-name="T4">out</text:span>.<text:span text:style-name="T6">print</text:span>(<text:span text:style-name="T11">"Checking the mileage on the vehicle"</text:span>);</text:p>
      <text:p text:style-name="P3">}</text:p>
      <text:p text:style-name="P3">}</text:p>
      <text:p text:style-name="P3"><text:span text:style-name="T1">class</text:span> <text:span text:style-name="T2">Two_wheelers</text:span> <text:span text:style-name="T1">extends</text:span> <text:span text:style-name="T10">RoadVehicles</text:span>{</text:p>
      <text:p text:style-name="P3"><text:span text:style-name="T1">String</text:span> <text:span text:style-name="T4">source</text:span>;</text:p>
      <text:p text:style-name="P3"><text:soft-page-break/><text:span text:style-name="T1">int</text:span> <text:span text:style-name="T4">height</text:span>;</text:p>
      <text:p text:style-name="P3"><text:span text:style-name="T1">String</text:span> <text:span text:style-name="T4">ABS</text:span>;</text:p>
      <text:p text:style-name="P8"/>
      <text:p text:style-name="P3"><text:span text:style-name="T6">Two_wheelers</text:span>(<text:span text:style-name="T1">String</text:span> <text:span text:style-name="T5">model</text:span>,<text:span text:style-name="T1">double</text:span> <text:span text:style-name="T5">price</text:span>,<text:span text:style-name="T1">double</text:span> <text:span text:style-name="T5">weight</text:span>,<text:span text:style-name="T1">int</text:span> <text:span text:style-name="T5">mileage</text:span>,<text:span text:style-name="T1">String</text:span> <text:span text:style-name="T5">license</text:span>,<text:span text:style-name="T1">String</text:span> <text:span text:style-name="T5">color</text:span>,<text:span text:style-name="T1">String</text:span> <text:span text:style-name="T5">source</text:span>,<text:span text:style-name="T1">String</text:span> <text:span text:style-name="T5">type</text:span>,<text:span text:style-name="T1">String</text:span> <text:span text:style-name="T5">ABS</text:span>){</text:p>
      <text:p text:style-name="P3"><text:span text:style-name="T3">super</text:span>(model,price,weight,mileage,license,color,type);</text:p>
      <text:p text:style-name="P3"><text:span text:style-name="T3">this</text:span>.<text:span text:style-name="T4">source</text:span><text:span text:style-name="T8">=</text:span>source;</text:p>
      <text:p text:style-name="P3"><text:span text:style-name="T3">this</text:span>.<text:span text:style-name="T4">height</text:span><text:span text:style-name="T8">=</text:span>height;</text:p>
      <text:p text:style-name="P3"><text:span text:style-name="T3">this</text:span>.<text:span text:style-name="T4">ABS</text:span><text:span text:style-name="T8">=</text:span>ABS;</text:p>
      <text:p text:style-name="P3">}</text:p>
      <text:p text:style-name="P3"><text:span text:style-name="T6">Two_wheelers</text:span>(<text:span text:style-name="T1">RoadVehicles</text:span> <text:span text:style-name="T5">a</text:span>,<text:span text:style-name="T1">String</text:span> <text:span text:style-name="T5">source</text:span>,<text:span text:style-name="T1">int</text:span> <text:span text:style-name="T5">height</text:span>,<text:span text:style-name="T1">String</text:span> <text:span text:style-name="T5">ABS</text:span>){</text:p>
      <text:p text:style-name="P3"><text:span text:style-name="T3">super</text:span>(a);</text:p>
      <text:p text:style-name="P3"><text:span text:style-name="T3">this</text:span>.<text:span text:style-name="T4">source</text:span><text:span text:style-name="T8">=</text:span>source;</text:p>
      <text:p text:style-name="P3"><text:span text:style-name="T3">this</text:span>.<text:span text:style-name="T4">height</text:span><text:span text:style-name="T8">=</text:span>height;</text:p>
      <text:p text:style-name="P3"><text:span text:style-name="T3">this</text:span>.<text:span text:style-name="T4">ABS</text:span><text:span text:style-name="T8">=</text:span>ABS;</text:p>
      <text:p text:style-name="P3">}</text:p>
      <text:p text:style-name="P3"><text:span text:style-name="T1">void</text:span> <text:span text:style-name="T6">stats</text:span>(){</text:p>
      <text:p text:style-name="P3"><text:span text:style-name="T4">System</text:span>.<text:span text:style-name="T4">out</text:span>.<text:span text:style-name="T6">println</text:span>(<text:span text:style-name="T11">"</text:span><text:span text:style-name="T6">\n</text:span><text:span text:style-name="T11">The model:"</text:span><text:span text:style-name="T1">+</text:span>model<text:span text:style-name="T1">+</text:span><text:span text:style-name="T11">"</text:span><text:span text:style-name="T6">\n</text:span><text:span text:style-name="T11">Vehicle:"</text:span><text:span text:style-name="T1">+</text:span>type<text:span text:style-name="T1">+</text:span><text:span text:style-name="T11">"</text:span><text:span text:style-name="T6">\n</text:span><text:span text:style-name="T11">Price:"</text:span><text:span text:style-name="T1">+</text:span>price<text:span text:style-name="T1">+</text:span><text:span text:style-name="T11">"</text:span><text:span text:style-name="T6">\n</text:span><text:span text:style-name="T11">The weight of the vehicle:"</text:span><text:span text:style-name="T1">+</text:span>weight);</text:p>
      <text:p text:style-name="P3"><text:span text:style-name="T4">System</text:span>.<text:span text:style-name="T4">out</text:span>.<text:span text:style-name="T6">println</text:span>(<text:span text:style-name="T11">"The mileage:"</text:span><text:span text:style-name="T1">+</text:span>mileage<text:span text:style-name="T1">+</text:span><text:span text:style-name="T11">"</text:span><text:span text:style-name="T6">\n</text:span><text:span text:style-name="T11">The license number:"</text:span><text:span text:style-name="T1">+</text:span>license<text:span text:style-name="T1">+</text:span><text:span text:style-name="T11">"</text:span><text:span text:style-name="T6">\n</text:span><text:span text:style-name="T11">The color:"</text:span><text:span text:style-name="T1">+</text:span>color);</text:p>
      <text:p text:style-name="P3"><text:span text:style-name="T4">System</text:span>.<text:span text:style-name="T4">out</text:span>.<text:span text:style-name="T6">println</text:span>(<text:span text:style-name="T11">"fuel-type:"</text:span><text:span text:style-name="T1">+</text:span>source<text:span text:style-name="T1">+</text:span><text:span text:style-name="T11">"ABS :"</text:span><text:span text:style-name="T1">+</text:span>ABS<text:span text:style-name="T1">+</text:span><text:span text:style-name="T11">"</text:span><text:span text:style-name="T6">\n</text:span><text:span text:style-name="T11">Height:"</text:span><text:span text:style-name="T1">+</text:span>height);</text:p>
      <text:p text:style-name="P3">}</text:p>
      <text:p text:style-name="P8"/>
      <text:p text:style-name="P3"><text:span text:style-name="T1">void</text:span> <text:span text:style-name="T6">Drive</text:span>(){</text:p>
      <text:p text:style-name="P3"><text:span text:style-name="T4">System</text:span>.<text:span text:style-name="T4">out</text:span>.<text:span text:style-name="T6">print</text:span>(<text:span text:style-name="T11">"Testing all road capabilities,testing balance of the vehicles due to its height to weight ratio"</text:span>);</text:p>
      <text:p text:style-name="P3">}</text:p>
      <text:p text:style-name="P8"/>
      <text:p text:style-name="P3">}</text:p>
      <text:p text:style-name="P3"><text:span text:style-name="T1">class</text:span> <text:span text:style-name="T2">Four_wheelers</text:span> <text:span text:style-name="T1">extends</text:span> <text:span text:style-name="T10">RoadVehicles</text:span>{</text:p>
      <text:p text:style-name="P3"><text:span text:style-name="T1">int</text:span> <text:span text:style-name="T4">seats</text:span>;</text:p>
      <text:p text:style-name="P3"><text:span text:style-name="T1">String</text:span> <text:span text:style-name="T4">categories</text:span>;</text:p>
      <text:p text:style-name="P3"><text:span text:style-name="T1">int</text:span> <text:span text:style-name="T4">maxspeed</text:span>;</text:p>
      <text:p text:style-name="P8"/>
      <text:p text:style-name="P3"><text:span text:style-name="T6">Four_wheelers</text:span>(<text:span text:style-name="T1">String</text:span> <text:span text:style-name="T5">model</text:span>,<text:span text:style-name="T1">double</text:span> <text:span text:style-name="T5">price</text:span>,<text:span text:style-name="T1">double</text:span> <text:span text:style-name="T5">weight</text:span>,<text:span text:style-name="T1">int</text:span> <text:span text:style-name="T5">mileage</text:span>,<text:span text:style-name="T1">String</text:span> <text:span text:style-name="T5">license</text:span>,<text:span text:style-name="T1">String</text:span> <text:span text:style-name="T5">color</text:span>,<text:span text:style-name="T1">int</text:span> <text:span text:style-name="T5">seats</text:span>,<text:span text:style-name="T1">String</text:span> <text:span text:style-name="T5">categories</text:span>,<text:span text:style-name="T1">int</text:span> <text:span text:style-name="T5">maxspeed</text:span>,<text:span text:style-name="T1">int</text:span> <text:span text:style-name="T5">height</text:span>,<text:span text:style-name="T1">String</text:span> <text:span text:style-name="T5">type</text:span>){</text:p>
      <text:p text:style-name="P3"><text:span text:style-name="T3">super</text:span>(model,price,weight,mileage,license,color,type);</text:p>
      <text:p text:style-name="P3"><text:span text:style-name="T3">this</text:span>.<text:span text:style-name="T4">seats</text:span><text:span text:style-name="T8">=</text:span>seats;</text:p>
      <text:p text:style-name="P3"><text:span text:style-name="T3">this</text:span>.<text:span text:style-name="T4">maxspeed</text:span><text:span text:style-name="T8">=</text:span>maxspeed;</text:p>
      <text:p text:style-name="P3"><text:span text:style-name="T3">this</text:span>.<text:span text:style-name="T4">categories</text:span><text:span text:style-name="T8">=</text:span>categories;</text:p>
      <text:p text:style-name="P3">}</text:p>
      <text:p text:style-name="P3"><text:span text:style-name="T6">Four_wheelers</text:span>(<text:span text:style-name="T1">RoadVehicles</text:span> <text:span text:style-name="T5">a</text:span>,<text:span text:style-name="T1">int</text:span> <text:span text:style-name="T5">seats</text:span>,<text:span text:style-name="T1">int</text:span> <text:span text:style-name="T5">maxspeed</text:span>,<text:span text:style-name="T1">String</text:span> <text:span text:style-name="T5">categories</text:span>){</text:p>
      <text:p text:style-name="P3"><text:span text:style-name="T3">super</text:span>(a);</text:p>
      <text:p text:style-name="P3"><text:span text:style-name="T3">this</text:span>.<text:span text:style-name="T4">seats</text:span><text:span text:style-name="T8">=</text:span>seats;</text:p>
      <text:p text:style-name="P3"><text:span text:style-name="T3">this</text:span>.<text:span text:style-name="T4">maxspeed</text:span><text:span text:style-name="T8">=</text:span>maxspeed;</text:p>
      <text:p text:style-name="P3"><text:span text:style-name="T3">this</text:span>.<text:span text:style-name="T4">categories</text:span><text:span text:style-name="T8">=</text:span>categories;</text:p>
      <text:p text:style-name="P3">}</text:p>
      <text:p text:style-name="P3"><text:span text:style-name="T1">void</text:span> <text:span text:style-name="T6">stats</text:span>(){</text:p>
      <text:p text:style-name="P3"><text:span text:style-name="T4">System</text:span>.<text:span text:style-name="T4">out</text:span>.<text:span text:style-name="T6">println</text:span>(<text:span text:style-name="T11">"</text:span><text:span text:style-name="T6">\n</text:span><text:span text:style-name="T11">The model:"</text:span><text:span text:style-name="T1">+</text:span>model<text:span text:style-name="T1">+</text:span><text:span text:style-name="T11">"</text:span><text:span text:style-name="T6">\n</text:span><text:span text:style-name="T11">Vehicle:"</text:span><text:span text:style-name="T1">+</text:span>type<text:span text:style-name="T1">+</text:span><text:span text:style-name="T11">"</text:span><text:span text:style-name="T6">\n</text:span><text:span text:style-name="T11">Price:"</text:span><text:span text:style-name="T1">+</text:span>price<text:span text:style-name="T1">+</text:span><text:span text:style-name="T11">"</text:span><text:span text:style-name="T6">\n</text:span><text:span text:style-name="T11">The weight of the vehicle:"</text:span><text:span text:style-name="T1">+</text:span>weight);</text:p>
      <text:p text:style-name="P3"><text:soft-page-break/><text:span text:style-name="T4">System</text:span>.<text:span text:style-name="T4">out</text:span>.<text:span text:style-name="T6">println</text:span>(<text:span text:style-name="T11">"The mileage:"</text:span><text:span text:style-name="T1">+</text:span>mileage<text:span text:style-name="T1">+</text:span><text:span text:style-name="T11">"</text:span><text:span text:style-name="T6">\n</text:span><text:span text:style-name="T11">The license number:"</text:span><text:span text:style-name="T1">+</text:span>license<text:span text:style-name="T1">+</text:span><text:span text:style-name="T11">"</text:span><text:span text:style-name="T6">\n</text:span><text:span text:style-name="T11">The color:"</text:span><text:span text:style-name="T1">+</text:span>color);</text:p>
      <text:p text:style-name="P3"><text:span text:style-name="T4">System</text:span>.<text:span text:style-name="T4">out</text:span>.<text:span text:style-name="T6">println</text:span>(<text:span text:style-name="T11">"The no of seats:"</text:span><text:span text:style-name="T1">+</text:span>seats<text:span text:style-name="T1">+</text:span><text:span text:style-name="T11">"</text:span><text:span text:style-name="T6">\n</text:span><text:span text:style-name="T11">Maxspeed of vehicle:"</text:span><text:span text:style-name="T1">+</text:span>maxspeed<text:span text:style-name="T1">+</text:span><text:span text:style-name="T11">"Category:"</text:span><text:span text:style-name="T1">+</text:span>categories);</text:p>
      <text:p text:style-name="P3">}</text:p>
      <text:p text:style-name="P3"><text:span text:style-name="T1">void</text:span> <text:span text:style-name="T6">Drive</text:span>(){</text:p>
      <text:p text:style-name="P3"><text:span text:style-name="T4">System</text:span>.<text:span text:style-name="T4">out</text:span>.<text:span text:style-name="T6">print</text:span>(<text:span text:style-name="T11">"Checking all capabilities on road and observing time it takes to reach from 0-60mph"</text:span>);</text:p>
      <text:p text:style-name="P3">}</text:p>
      <text:p text:style-name="P3">}</text:p>
      <text:p text:style-name="P3"><text:span text:style-name="T1">class</text:span> <text:span text:style-name="T2">Waterborne_vessels</text:span> <text:span text:style-name="T1">extends</text:span> <text:span text:style-name="T10">Vehicle</text:span>{</text:p>
      <text:p text:style-name="P3"><text:span text:style-name="T1">static</text:span> <text:span text:style-name="T1">int</text:span> <text:span text:style-name="T4">water_no</text:span>;</text:p>
      <text:p text:style-name="P3"><text:span text:style-name="T1">int</text:span> <text:span text:style-name="T4">crew_workers</text:span>;</text:p>
      <text:p text:style-name="P3"><text:span text:style-name="T1">int</text:span> <text:span text:style-name="T4">passenger_cap</text:span>;</text:p>
      <text:p text:style-name="P3"><text:span text:style-name="T1">double</text:span> <text:span text:style-name="T4">nautic_miles</text:span>;</text:p>
      <text:p text:style-name="P8"/>
      <text:p text:style-name="P3"><text:span text:style-name="T6">Waterborne_vessels</text:span>(<text:span text:style-name="T1">String</text:span> <text:span text:style-name="T5">model</text:span>,<text:span text:style-name="T1">double</text:span> <text:span text:style-name="T5">price</text:span>,<text:span text:style-name="T1">double</text:span> <text:span text:style-name="T5">weight</text:span>,<text:span text:style-name="T1">String</text:span> <text:span text:style-name="T5">type</text:span>,<text:span text:style-name="T1">int</text:span> <text:span text:style-name="T5">crew_workers</text:span>,<text:span text:style-name="T1">int</text:span> <text:span text:style-name="T5">passenger_cap</text:span>,<text:span text:style-name="T1">double</text:span> <text:span text:style-name="T5">nautic_miles</text:span>){</text:p>
      <text:p text:style-name="P3"><text:span text:style-name="T3">super</text:span>(model,price,weight,type);</text:p>
      <text:p text:style-name="P3"><text:span text:style-name="T3">this</text:span>.<text:span text:style-name="T4">crew_workers</text:span><text:span text:style-name="T8">=</text:span>crew_workers;</text:p>
      <text:p text:style-name="P3"><text:span text:style-name="T3">this</text:span>.<text:span text:style-name="T4">passenger_cap</text:span><text:span text:style-name="T8">=</text:span>passenger_cap;</text:p>
      <text:p text:style-name="P3"><text:span text:style-name="T3">this</text:span>.<text:span text:style-name="T4">nautic_miles</text:span><text:span text:style-name="T8">=</text:span>nautic_miles;</text:p>
      <text:p text:style-name="P3">water_no<text:span text:style-name="T8">+=</text:span><text:span text:style-name="T9">1</text:span>;</text:p>
      <text:p text:style-name="P3">}</text:p>
      <text:p text:style-name="P3"><text:span text:style-name="T6">Waterborne_vessels</text:span>(<text:span text:style-name="T1">Waterborne_vessels</text:span> <text:span text:style-name="T5">a</text:span>){</text:p>
      <text:p text:style-name="P3"><text:span text:style-name="T3">super</text:span>(a);</text:p>
      <text:p text:style-name="P3"><text:span text:style-name="T3">this</text:span>.<text:span text:style-name="T4">crew_workers</text:span><text:span text:style-name="T8">=</text:span><text:span text:style-name="T4">a</text:span>.<text:span text:style-name="T4">crew_workers</text:span>;</text:p>
      <text:p text:style-name="P3"><text:span text:style-name="T3">this</text:span>.<text:span text:style-name="T4">passenger_cap</text:span><text:span text:style-name="T8">=</text:span><text:span text:style-name="T4">a</text:span>.<text:span text:style-name="T4">passenger_cap</text:span>;</text:p>
      <text:p text:style-name="P3"><text:span text:style-name="T3">this</text:span>.<text:span text:style-name="T4">nautic_miles</text:span><text:span text:style-name="T8">=</text:span><text:span text:style-name="T4">a</text:span>.<text:span text:style-name="T4">nautic_miles</text:span>;</text:p>
      <text:p text:style-name="P3">water_no<text:span text:style-name="T8">+=</text:span><text:span text:style-name="T9">1</text:span>;</text:p>
      <text:p text:style-name="P3">}</text:p>
      <text:p text:style-name="P8"/>
      <text:p text:style-name="P3"><text:span text:style-name="T1">static</text:span> <text:span text:style-name="T1">void</text:span> <text:span text:style-name="T6">Display_water</text:span>(){</text:p>
      <text:p text:style-name="P3"><text:span text:style-name="T4">System</text:span>.<text:span text:style-name="T4">out</text:span>.<text:span text:style-name="T6">println</text:span>(<text:span text:style-name="T11">"The amount of water-vehicles registered:"</text:span><text:span text:style-name="T1">+</text:span>water_no<text:span text:style-name="T1">/</text:span><text:span text:style-name="T9">2</text:span>);</text:p>
      <text:p text:style-name="P3">}</text:p>
      <text:p text:style-name="P3"><text:span text:style-name="T1">void</text:span> <text:span text:style-name="T6">Drive</text:span>(){</text:p>
      <text:p text:style-name="P3"><text:span text:style-name="T4">System</text:span>.<text:span text:style-name="T4">out</text:span>.<text:span text:style-name="T6">println</text:span>(<text:span text:style-name="T11">"Calculating the buoyant force,nautic miles and no of crew_members required for controlling the ship"</text:span>);</text:p>
      <text:p text:style-name="P3">}</text:p>
      <text:p text:style-name="P3">}</text:p>
      <text:p text:style-name="P3"><text:span text:style-name="T1">class</text:span> <text:span text:style-name="T2">Large_vessels</text:span> <text:span text:style-name="T1">extends</text:span> <text:span text:style-name="T10">Waterborne_vessels</text:span>{</text:p>
      <text:p text:style-name="P3"><text:span text:style-name="T1">int</text:span> <text:span text:style-name="T4">tonage</text:span>;</text:p>
      <text:p text:style-name="P3"><text:span text:style-name="T1">String</text:span> <text:span text:style-name="T4">purpose</text:span>;</text:p>
      <text:p text:style-name="P3"><text:span text:style-name="T1">int</text:span> <text:span text:style-name="T4">length</text:span>;</text:p>
      <text:p text:style-name="P10"/>
      <text:p text:style-name="P3"><text:span text:style-name="T6">Large_vessels</text:span>(<text:span text:style-name="T1">String</text:span> <text:span text:style-name="T5">model</text:span>,<text:span text:style-name="T1">double</text:span> <text:span text:style-name="T5">price</text:span>,<text:span text:style-name="T1">double</text:span> <text:span text:style-name="T5">weight</text:span>,<text:span text:style-name="T1">String</text:span> <text:span text:style-name="T5">type</text:span>,<text:span text:style-name="T1">int</text:span> <text:span text:style-name="T5">crew_workers</text:span>,<text:span text:style-name="T1">int</text:span> <text:span text:style-name="T5">passenger_cap</text:span>,<text:span text:style-name="T1">double</text:span> <text:span text:style-name="T5">nautic_miles</text:span>,<text:span text:style-name="T1">int</text:span> <text:span text:style-name="T5">length</text:span>,<text:span text:style-name="T1">int</text:span> <text:span text:style-name="T5">tonage</text:span>,<text:span text:style-name="T1">String</text:span> <text:span text:style-name="T5">purpose</text:span>){</text:p>
      <text:p text:style-name="P3"><text:span text:style-name="T3">super</text:span>(model,price,weight,type,crew_workers,passenger_cap,nautic_miles);</text:p>
      <text:p text:style-name="P3"><text:span text:style-name="T3">this</text:span>.<text:span text:style-name="T4">tonage</text:span><text:span text:style-name="T8">=</text:span>tonage;</text:p>
      <text:p text:style-name="P3"><text:span text:style-name="T3">this</text:span>.<text:span text:style-name="T4">purpose</text:span><text:span text:style-name="T8">=</text:span>purpose;</text:p>
      <text:p text:style-name="P3"><text:soft-page-break/><text:span text:style-name="T3">this</text:span>.<text:span text:style-name="T4">length</text:span><text:span text:style-name="T8">=</text:span>length;</text:p>
      <text:p text:style-name="P3">}</text:p>
      <text:p text:style-name="P3"><text:span text:style-name="T6">Large_vessels</text:span>(<text:span text:style-name="T1">Waterborne_vessels</text:span> <text:span text:style-name="T5">a</text:span>,<text:span text:style-name="T1">int</text:span> <text:span text:style-name="T5">tonage</text:span>,<text:span text:style-name="T1">String</text:span> <text:span text:style-name="T5">purpose</text:span>,<text:span text:style-name="T1">int</text:span> <text:span text:style-name="T5">length</text:span>){</text:p>
      <text:p text:style-name="P3"><text:span text:style-name="T3">super</text:span>(a);</text:p>
      <text:p text:style-name="P3"><text:span text:style-name="T3">this</text:span>.<text:span text:style-name="T4">tonage</text:span><text:span text:style-name="T8">=</text:span>tonage;</text:p>
      <text:p text:style-name="P3"><text:span text:style-name="T3">this</text:span>.<text:span text:style-name="T4">purpose</text:span><text:span text:style-name="T8">=</text:span>purpose;</text:p>
      <text:p text:style-name="P3"><text:span text:style-name="T3">this</text:span>.<text:span text:style-name="T4">length</text:span><text:span text:style-name="T8">=</text:span>length;</text:p>
      <text:p text:style-name="P3">}</text:p>
      <text:p text:style-name="P8"/>
      <text:p text:style-name="P3"><text:span text:style-name="T1">void</text:span> <text:span text:style-name="T6">stats</text:span>(){</text:p>
      <text:p text:style-name="P3"><text:span text:style-name="T4">System</text:span>.<text:span text:style-name="T4">out</text:span>.<text:span text:style-name="T6">println</text:span>(<text:span text:style-name="T11">"</text:span><text:span text:style-name="T6">\n</text:span><text:span text:style-name="T11">The model:"</text:span><text:span text:style-name="T1">+</text:span>model<text:span text:style-name="T1">+</text:span><text:span text:style-name="T11">"</text:span><text:span text:style-name="T6">\n</text:span><text:span text:style-name="T11">Vehicle:"</text:span><text:span text:style-name="T1">+</text:span>type<text:span text:style-name="T1">+</text:span><text:span text:style-name="T11">"</text:span><text:span text:style-name="T6">\n</text:span><text:span text:style-name="T11">Price:"</text:span><text:span text:style-name="T1">+</text:span>price<text:span text:style-name="T1">+</text:span><text:span text:style-name="T11">"</text:span><text:span text:style-name="T6">\n</text:span><text:span text:style-name="T11">The weight of the vehicle:"</text:span><text:span text:style-name="T1">+</text:span>weight);</text:p>
      <text:p text:style-name="P3"><text:span text:style-name="T4">System</text:span>.<text:span text:style-name="T4">out</text:span>.<text:span text:style-name="T6">println</text:span>(<text:span text:style-name="T11">"The minimum no of crew-members required:"</text:span><text:span text:style-name="T1">+</text:span>crew_workers<text:span text:style-name="T1">+</text:span><text:span text:style-name="T11">"</text:span><text:span text:style-name="T6">\n</text:span><text:span text:style-name="T11">The maximum passenger capacity:"</text:span><text:span text:style-name="T1">+</text:span>passenger_cap<text:span text:style-name="T1">+</text:span><text:span text:style-name="T11">"</text:span><text:span text:style-name="T6">\n</text:span><text:span text:style-name="T11">The nautic_miles of the vehicle:"</text:span><text:span text:style-name="T1">+</text:span>nautic_miles);</text:p>
      <text:p text:style-name="P3"><text:span text:style-name="T4">System</text:span>.<text:span text:style-name="T4">out</text:span>.<text:span text:style-name="T6">println</text:span>(<text:span text:style-name="T11">"The total weight the ship can handle:"</text:span><text:span text:style-name="T1">+</text:span>tonage<text:span text:style-name="T1">+</text:span><text:span text:style-name="T11">"</text:span><text:span text:style-name="T6">\n</text:span><text:span text:style-name="T11">The purpose for the ship:"</text:span><text:span text:style-name="T1">+</text:span>purpose<text:span text:style-name="T1">+</text:span><text:span text:style-name="T11">"</text:span><text:span text:style-name="T6">\n</text:span><text:span text:style-name="T11">The total length of the ship:"</text:span><text:span text:style-name="T1">+</text:span>length);</text:p>
      <text:p text:style-name="P3">}</text:p>
      <text:p text:style-name="P8"/>
      <text:p text:style-name="P3"><text:span text:style-name="T1">void</text:span> <text:span text:style-name="T6">Drive</text:span>(){</text:p>
      <text:p text:style-name="P3"><text:span text:style-name="T4">System</text:span>.<text:span text:style-name="T4">out</text:span>.<text:span text:style-name="T6">println</text:span>(<text:span text:style-name="T11">"Testing maximum weight handle by checking the buoyant force to length ratio"</text:span>);</text:p>
      <text:p text:style-name="P3">}</text:p>
      <text:p text:style-name="P8"/>
      <text:p text:style-name="P3">}</text:p>
      <text:p text:style-name="P3"><text:span text:style-name="T1">class</text:span> <text:span text:style-name="T2">Coastal_vessels</text:span> <text:span text:style-name="T1">extends</text:span> <text:span text:style-name="T10">Waterborne_vessels</text:span>{</text:p>
      <text:p text:style-name="P3"><text:span text:style-name="T1">String</text:span> <text:span text:style-name="T4">categories</text:span>;</text:p>
      <text:p text:style-name="P3"><text:span text:style-name="T1">String</text:span> <text:span text:style-name="T4">material</text:span>;</text:p>
      <text:p text:style-name="P8"/>
      <text:p text:style-name="P3"><text:span text:style-name="T6">Coastal_vessels</text:span>(<text:span text:style-name="T1">String</text:span> <text:span text:style-name="T5">model</text:span>,<text:span text:style-name="T1">double</text:span> <text:span text:style-name="T5">price</text:span>,<text:span text:style-name="T1">double</text:span> <text:span text:style-name="T5">weight</text:span>,<text:span text:style-name="T1">String</text:span> <text:span text:style-name="T5">type</text:span>,<text:span text:style-name="T1">int</text:span> <text:span text:style-name="T5">crew_workers</text:span>,<text:span text:style-name="T1">int</text:span> <text:span text:style-name="T5">passenger_cap</text:span>,<text:span text:style-name="T1">double</text:span> <text:span text:style-name="T5">nautic_miles</text:span>,<text:span text:style-name="T1">String</text:span> <text:span text:style-name="T5">categories</text:span>,<text:span text:style-name="T1">String</text:span> <text:span text:style-name="T5">material</text:span>){</text:p>
      <text:p text:style-name="P3"><text:span text:style-name="T3">super</text:span>(model,price,weight,type,crew_workers,passenger_cap,nautic_miles);</text:p>
      <text:p text:style-name="P3"><text:span text:style-name="T3">this</text:span>.<text:span text:style-name="T4">categories</text:span><text:span text:style-name="T8">=</text:span>categories;</text:p>
      <text:p text:style-name="P3"><text:span text:style-name="T3">this</text:span>.<text:span text:style-name="T4">material</text:span><text:span text:style-name="T8">=</text:span>material;</text:p>
      <text:p text:style-name="P3">}</text:p>
      <text:p text:style-name="P3"><text:span text:style-name="T6">Coastal_vessels</text:span>(<text:span text:style-name="T1">Waterborne_vessels</text:span> <text:span text:style-name="T5">a</text:span>,<text:span text:style-name="T1">String</text:span> <text:span text:style-name="T5">categories</text:span>,<text:span text:style-name="T1">String</text:span> <text:span text:style-name="T5">material</text:span>){</text:p>
      <text:p text:style-name="P3"><text:span text:style-name="T3">super</text:span>(a);</text:p>
      <text:p text:style-name="P3"><text:span text:style-name="T3">this</text:span>.<text:span text:style-name="T4">categories</text:span><text:span text:style-name="T8">=</text:span>categories;</text:p>
      <text:p text:style-name="P3"><text:span text:style-name="T3">this</text:span>.<text:span text:style-name="T4">material</text:span><text:span text:style-name="T8">=</text:span>material;</text:p>
      <text:p text:style-name="P3">}</text:p>
      <text:p text:style-name="P3"><text:span text:style-name="T1">void</text:span> <text:span text:style-name="T6">stats</text:span>(){</text:p>
      <text:p text:style-name="P3"><text:span text:style-name="T4">System</text:span>.<text:span text:style-name="T4">out</text:span>.<text:span text:style-name="T6">println</text:span>(<text:span text:style-name="T11">"</text:span><text:span text:style-name="T6">\n</text:span><text:span text:style-name="T11">The model:"</text:span><text:span text:style-name="T1">+</text:span>model<text:span text:style-name="T1">+</text:span><text:span text:style-name="T11">"</text:span><text:span text:style-name="T6">\n</text:span><text:span text:style-name="T11">Vehicle:"</text:span><text:span text:style-name="T1">+</text:span>type<text:span text:style-name="T1">+</text:span><text:span text:style-name="T11">"</text:span><text:span text:style-name="T6">\n</text:span><text:span text:style-name="T11">Price:"</text:span><text:span text:style-name="T1">+</text:span>price<text:span text:style-name="T1">+</text:span><text:span text:style-name="T11">"</text:span><text:span text:style-name="T6">\n</text:span><text:span text:style-name="T11">The weight of the vehicle:"</text:span><text:span text:style-name="T1">+</text:span>weight);</text:p>
      <text:p text:style-name="P3"><text:span text:style-name="T4">System</text:span>.<text:span text:style-name="T4">out</text:span>.<text:span text:style-name="T6">println</text:span>(<text:span text:style-name="T11">"The minimum no of crew-members required:"</text:span><text:span text:style-name="T1">+</text:span>crew_workers<text:span text:style-name="T1">+</text:span><text:span text:style-name="T11">"</text:span><text:span text:style-name="T6">\n</text:span><text:span text:style-name="T11">The maximum passenger capacity:"</text:span><text:span text:style-name="T1">+</text:span>passenger_cap<text:span text:style-name="T1">+</text:span><text:span text:style-name="T11">"</text:span><text:span text:style-name="T6">\n</text:span><text:span text:style-name="T11">The nautic_miles of the vehicle:"</text:span><text:span text:style-name="T1">+</text:span>nautic_miles);</text:p>
      <text:p text:style-name="P3"><text:span text:style-name="T4">System</text:span>.<text:span text:style-name="T4">out</text:span>.<text:span text:style-name="T6">println</text:span>(<text:span text:style-name="T11">"Category:"</text:span><text:span text:style-name="T1">+</text:span>categories<text:span text:style-name="T1">+</text:span><text:span text:style-name="T11">"</text:span><text:span text:style-name="T6">\n</text:span><text:span text:style-name="T11">Material:"</text:span><text:span text:style-name="T1">+</text:span>material);</text:p>
      <text:p text:style-name="P3">}</text:p>
      <text:p text:style-name="P3"><text:span text:style-name="T1">void</text:span> <text:span text:style-name="T6">Drive</text:span>(){</text:p>
      <text:p text:style-name="P3"><text:span text:style-name="T4">System</text:span>.<text:span text:style-name="T4">out</text:span>.<text:span text:style-name="T6">println</text:span>(<text:span text:style-name="T11">"Checking the max passenger cap and durabilities of material used for the construction of the boat"</text:span>);</text:p>
      <text:p text:style-name="P3"><text:soft-page-break/>}</text:p>
      <text:p text:style-name="P3">}</text:p>
      <text:p text:style-name="P3"><text:span text:style-name="T1">public</text:span> <text:span text:style-name="T1">class</text:span> <text:span text:style-name="T2">q2</text:span>{</text:p>
      <text:p text:style-name="P8"/>
      <text:p text:style-name="P3"><text:span text:style-name="T1">Scanner</text:span> <text:span text:style-name="T4">scan</text:span><text:span text:style-name="T8">=</text:span><text:span text:style-name="T1">new</text:span> <text:span text:style-name="T6">Scanner</text:span>(<text:span text:style-name="T4">System</text:span>.<text:span text:style-name="T4">in</text:span>);</text:p>
      <text:p text:style-name="P10"/>
      <text:p text:style-name="P3"><text:span text:style-name="T1">RoadVehicles</text:span> <text:span text:style-name="T6">EnterRoad</text:span>(<text:span text:style-name="T1">String</text:span> <text:span text:style-name="T5">model</text:span>,<text:span text:style-name="T1">double</text:span> <text:span text:style-name="T5">price</text:span>,<text:span text:style-name="T1">double</text:span> <text:span text:style-name="T5">weight</text:span>,<text:span text:style-name="T1">String</text:span> <text:span text:style-name="T5">type</text:span>){</text:p>
      <text:p text:style-name="P3"><text:span text:style-name="T4">System</text:span>.<text:span text:style-name="T4">out</text:span>.<text:span text:style-name="T6">print</text:span>(<text:span text:style-name="T11">"Mileage:"</text:span>);</text:p>
      <text:p text:style-name="P3"><text:span text:style-name="T1">int</text:span> <text:span text:style-name="T4">mileage</text:span><text:span text:style-name="T8">=</text:span><text:span text:style-name="T4">scan</text:span>.<text:span text:style-name="T6">nextInt</text:span>();</text:p>
      <text:p text:style-name="P3"><text:span text:style-name="T4">System</text:span>.<text:span text:style-name="T4">out</text:span>.<text:span text:style-name="T6">print</text:span>(<text:span text:style-name="T11">"License number:"</text:span>);</text:p>
      <text:p text:style-name="P3"><text:span text:style-name="T1">String</text:span> <text:span text:style-name="T4">license</text:span><text:span text:style-name="T8">=</text:span><text:span text:style-name="T4">scan</text:span>.<text:span text:style-name="T6">next</text:span>();</text:p>
      <text:p text:style-name="P3"><text:span text:style-name="T4">System</text:span>.<text:span text:style-name="T4">out</text:span>.<text:span text:style-name="T6">print</text:span>(<text:span text:style-name="T11">"Color:"</text:span>);</text:p>
      <text:p text:style-name="P3"><text:span text:style-name="T1">String</text:span> <text:span text:style-name="T4">color</text:span><text:span text:style-name="T8">=</text:span><text:span text:style-name="T4">scan</text:span>.<text:span text:style-name="T6">next</text:span>();</text:p>
      <text:p text:style-name="P3"><text:span text:style-name="T1">RoadVehicles</text:span> <text:span text:style-name="T4">a</text:span><text:span text:style-name="T8">=</text:span><text:span text:style-name="T1">new</text:span> <text:span text:style-name="T6">RoadVehicles</text:span>(model, price, weight, mileage, license, type, color);</text:p>
      <text:p text:style-name="P3"><text:span text:style-name="T1">return</text:span> a;</text:p>
      <text:p text:style-name="P3">}</text:p>
      <text:p text:style-name="P3"><text:span text:style-name="T1">void</text:span> <text:span text:style-name="T6">EnterTwo</text:span>(<text:span text:style-name="T1">RoadVehicles</text:span> <text:span text:style-name="T5">a</text:span>){</text:p>
      <text:p text:style-name="P3"><text:span text:style-name="T4">System</text:span>.<text:span text:style-name="T4">out</text:span>.<text:span text:style-name="T6">print</text:span>(<text:span text:style-name="T11">"Enter the type of fuel(Electrical,petrol):"</text:span>);</text:p>
      <text:p text:style-name="P3"><text:span text:style-name="T1">String</text:span> <text:span text:style-name="T4">source</text:span><text:span text:style-name="T8">=</text:span><text:span text:style-name="T4">scan</text:span>.<text:span text:style-name="T6">next</text:span>();</text:p>
      <text:p text:style-name="P3"><text:span text:style-name="T4">System</text:span>.<text:span text:style-name="T4">out</text:span>.<text:span text:style-name="T6">print</text:span>(<text:span text:style-name="T11">"Enter the height of the vehicle:"</text:span>);</text:p>
      <text:p text:style-name="P3"><text:span text:style-name="T1">int</text:span> <text:span text:style-name="T4">height</text:span><text:span text:style-name="T8">=</text:span><text:span text:style-name="T4">scan</text:span>.<text:span text:style-name="T6">nextInt</text:span>();</text:p>
      <text:p text:style-name="P3"><text:span text:style-name="T4">System</text:span>.<text:span text:style-name="T4">out</text:span>.<text:span text:style-name="T6">print</text:span>(<text:span text:style-name="T11">"ABS :"</text:span>);</text:p>
      <text:p text:style-name="P3"><text:span text:style-name="T1">String</text:span> <text:span text:style-name="T4">ABS</text:span><text:span text:style-name="T8">=</text:span><text:span text:style-name="T4">scan</text:span>.<text:span text:style-name="T6">next</text:span>();</text:p>
      <text:p text:style-name="P3"><text:span text:style-name="T4">System</text:span>.<text:span text:style-name="T4">out</text:span>.<text:span text:style-name="T6">println</text:span>(<text:span text:style-name="T11">"Testing phase(Using Drive method):"</text:span>);</text:p>
      <text:p text:style-name="P3"><text:span text:style-name="T1">Vehicle</text:span> <text:span text:style-name="T4">c</text:span><text:span text:style-name="T8">=</text:span><text:span text:style-name="T1">new</text:span> <text:span text:style-name="T6">Vehicle</text:span>(a);</text:p>
      <text:p text:style-name="P3"><text:span text:style-name="T1">Two_wheelers</text:span> <text:span text:style-name="T4">b</text:span><text:span text:style-name="T8">=</text:span><text:span text:style-name="T1">new</text:span> <text:span text:style-name="T6">Two_wheelers</text:span>(a,source,height,ABS);</text:p>
      <text:p text:style-name="P3"><text:span text:style-name="T4">c</text:span>.<text:span text:style-name="T6">Drive</text:span>();</text:p>
      <text:p text:style-name="P3"><text:span text:style-name="T4">a</text:span>.<text:span text:style-name="T6">Drive</text:span>();</text:p>
      <text:p text:style-name="P3"><text:span text:style-name="T4">System</text:span>.<text:span text:style-name="T4">out</text:span>.<text:span text:style-name="T6">print</text:span>(<text:span text:style-name="T11">"-&gt;"</text:span>);</text:p>
      <text:p text:style-name="P3"><text:span text:style-name="T4">b</text:span>.<text:span text:style-name="T6">Drive</text:span>();</text:p>
      <text:p text:style-name="P3"><text:span text:style-name="T4">b</text:span>.<text:span text:style-name="T6">stats</text:span>();</text:p>
      <text:p text:style-name="P3">}</text:p>
      <text:p text:style-name="P3"><text:span text:style-name="T1">void</text:span> <text:span text:style-name="T6">EnterFour</text:span>(<text:span text:style-name="T1">RoadVehicles</text:span> <text:span text:style-name="T5">a</text:span>){</text:p>
      <text:p text:style-name="P3"><text:span text:style-name="T4">System</text:span>.<text:span text:style-name="T4">out</text:span>.<text:span text:style-name="T6">print</text:span>(<text:span text:style-name="T11">"No of seats:"</text:span>);</text:p>
      <text:p text:style-name="P3"><text:span text:style-name="T1">int</text:span> <text:span text:style-name="T4">seats</text:span><text:span text:style-name="T8">=</text:span><text:span text:style-name="T4">scan</text:span>.<text:span text:style-name="T6">nextInt</text:span>();</text:p>
      <text:p text:style-name="P3"><text:span text:style-name="T4">System</text:span>.<text:span text:style-name="T4">out</text:span>.<text:span text:style-name="T6">print</text:span>(<text:span text:style-name="T11">"Max Speed:"</text:span>);</text:p>
      <text:p text:style-name="P3"><text:span text:style-name="T1">int</text:span> <text:span text:style-name="T4">maxspeed</text:span><text:span text:style-name="T8">=</text:span><text:span text:style-name="T4">scan</text:span>.<text:span text:style-name="T6">nextInt</text:span>();</text:p>
      <text:p text:style-name="P3"><text:span text:style-name="T4">System</text:span>.<text:span text:style-name="T4">out</text:span>.<text:span text:style-name="T6">print</text:span>(<text:span text:style-name="T11">"Categories(Luxury,Supercar,Normal,Rare):"</text:span>);</text:p>
      <text:p text:style-name="P3"><text:span text:style-name="T1">String</text:span> <text:span text:style-name="T4">categories</text:span><text:span text:style-name="T8">=</text:span><text:span text:style-name="T4">scan</text:span>.<text:span text:style-name="T6">next</text:span>();</text:p>
      <text:p text:style-name="P3"><text:span text:style-name="T4">System</text:span>.<text:span text:style-name="T4">out</text:span>.<text:span text:style-name="T6">println</text:span>(<text:span text:style-name="T11">"Testing phase(Using Drive method):"</text:span>);</text:p>
      <text:p text:style-name="P3"><text:span text:style-name="T1">Vehicle</text:span> <text:span text:style-name="T4">c</text:span><text:span text:style-name="T8">=</text:span><text:span text:style-name="T1">new</text:span> <text:span text:style-name="T6">Vehicle</text:span>(a);</text:p>
      <text:p text:style-name="P3"><text:span text:style-name="T1">Four_wheelers</text:span> <text:span text:style-name="T4">b</text:span><text:span text:style-name="T8">=</text:span><text:span text:style-name="T1">new</text:span> <text:span text:style-name="T6">Four_wheelers</text:span>(a,seats,maxspeed,categories);</text:p>
      <text:p text:style-name="P3"><text:span text:style-name="T4">c</text:span>.<text:span text:style-name="T6">Drive</text:span>();</text:p>
      <text:p text:style-name="P3"><text:span text:style-name="T4">a</text:span>.<text:span text:style-name="T6">Drive</text:span>();</text:p>
      <text:p text:style-name="P3"><text:span text:style-name="T4">System</text:span>.<text:span text:style-name="T4">out</text:span>.<text:span text:style-name="T6">print</text:span>(<text:span text:style-name="T11">"-&gt;"</text:span>);</text:p>
      <text:p text:style-name="P3"><text:span text:style-name="T4">b</text:span>.<text:span text:style-name="T6">Drive</text:span>();</text:p>
      <text:p text:style-name="P3"><text:span text:style-name="T4">b</text:span>.<text:span text:style-name="T6">stats</text:span>();</text:p>
      <text:p text:style-name="P3">}</text:p>
      <text:p text:style-name="P3"><text:span text:style-name="T1">Waterborne_vessels</text:span> <text:span text:style-name="T6">EnterWater</text:span>(<text:span text:style-name="T1">String</text:span> <text:span text:style-name="T5">model</text:span>,<text:span text:style-name="T1">double</text:span> <text:span text:style-name="T5">price</text:span>,<text:span text:style-name="T1">double</text:span> <text:span text:style-name="T5">weight</text:span>,<text:span text:style-name="T1">String</text:span> <text:span text:style-name="T5">type</text:span>){</text:p>
      <text:p text:style-name="P3"><text:span text:style-name="T4">System</text:span>.<text:span text:style-name="T4">out</text:span>.<text:span text:style-name="T6">print</text:span>(<text:span text:style-name="T11">"Minimal requirement crew:"</text:span>);</text:p>
      <text:p text:style-name="P3"><text:soft-page-break/><text:span text:style-name="T1">int</text:span> <text:span text:style-name="T4">crew_workers</text:span><text:span text:style-name="T8">=</text:span><text:span text:style-name="T4">scan</text:span>.<text:span text:style-name="T6">nextInt</text:span>();</text:p>
      <text:p text:style-name="P3"><text:span text:style-name="T4">System</text:span>.<text:span text:style-name="T4">out</text:span>.<text:span text:style-name="T6">print</text:span>(<text:span text:style-name="T11">"Maximum passenger_cap:"</text:span>);</text:p>
      <text:p text:style-name="P3"><text:span text:style-name="T1">int</text:span> <text:span text:style-name="T4">passenger_cap</text:span><text:span text:style-name="T8">=</text:span><text:span text:style-name="T4">scan</text:span>.<text:span text:style-name="T6">nextInt</text:span>();</text:p>
      <text:p text:style-name="P3"><text:span text:style-name="T4">System</text:span>.<text:span text:style-name="T4">out</text:span>.<text:span text:style-name="T6">print</text:span>(<text:span text:style-name="T11">"Nautic_miles(mileage):"</text:span>);</text:p>
      <text:p text:style-name="P3"><text:span text:style-name="T1">Double</text:span> <text:span text:style-name="T4">nautic_miles</text:span><text:span text:style-name="T8">=</text:span><text:span text:style-name="T4">scan</text:span>.<text:span text:style-name="T6">nextDouble</text:span>();</text:p>
      <text:p text:style-name="P3"><text:span text:style-name="T1">Waterborne_vessels</text:span> <text:span text:style-name="T4">a</text:span><text:span text:style-name="T8">=</text:span><text:span text:style-name="T1">new</text:span> <text:span text:style-name="T6">Waterborne_vessels</text:span>(model, price, weight, type, crew_workers, passenger_cap, nautic_miles);</text:p>
      <text:p text:style-name="P3"><text:span text:style-name="T1">return</text:span> a;</text:p>
      <text:p text:style-name="P3">}</text:p>
      <text:p text:style-name="P3"><text:span text:style-name="T1">void</text:span> <text:span text:style-name="T6">EnterOcean</text:span>(<text:span text:style-name="T1">Waterborne_vessels</text:span> <text:span text:style-name="T5">a</text:span>){</text:p>
      <text:p text:style-name="P3"><text:span text:style-name="T4">System</text:span>.<text:span text:style-name="T4">out</text:span>.<text:span text:style-name="T6">print</text:span>(<text:span text:style-name="T11">"Enter maximum weight capacity(tonage):"</text:span>);</text:p>
      <text:p text:style-name="P3"><text:span text:style-name="T1">int</text:span> <text:span text:style-name="T4">tonage</text:span><text:span text:style-name="T8">=</text:span><text:span text:style-name="T4">scan</text:span>.<text:span text:style-name="T6">nextInt</text:span>();</text:p>
      <text:p text:style-name="P3"><text:span text:style-name="T4">System</text:span>.<text:span text:style-name="T4">out</text:span>.<text:span text:style-name="T6">print</text:span>(<text:span text:style-name="T11">"Purpose:"</text:span>);</text:p>
      <text:p text:style-name="P3"><text:span text:style-name="T1">String</text:span> <text:span text:style-name="T4">purpose</text:span><text:span text:style-name="T8">=</text:span><text:span text:style-name="T4">scan</text:span>.<text:span text:style-name="T6">next</text:span>();</text:p>
      <text:p text:style-name="P3"><text:span text:style-name="T4">System</text:span>.<text:span text:style-name="T4">out</text:span>.<text:span text:style-name="T6">println</text:span>(<text:span text:style-name="T11">"Length:"</text:span>);</text:p>
      <text:p text:style-name="P3"><text:span text:style-name="T1">int</text:span> <text:span text:style-name="T4">length</text:span><text:span text:style-name="T8">=</text:span><text:span text:style-name="T4">scan</text:span>.<text:span text:style-name="T6">nextInt</text:span>();</text:p>
      <text:p text:style-name="P3"><text:span text:style-name="T4">System</text:span>.<text:span text:style-name="T4">out</text:span>.<text:span text:style-name="T6">println</text:span>(<text:span text:style-name="T11">"Testing phase(Using Drive method):"</text:span>);</text:p>
      <text:p text:style-name="P3"><text:span text:style-name="T1">Vehicle</text:span> <text:span text:style-name="T4">c</text:span><text:span text:style-name="T8">=</text:span><text:span text:style-name="T1">new</text:span> <text:span text:style-name="T6">Vehicle</text:span>(a);</text:p>
      <text:p text:style-name="P3"><text:span text:style-name="T1">Large_vessels</text:span> <text:span text:style-name="T4">b</text:span><text:span text:style-name="T8">=</text:span><text:span text:style-name="T1">new</text:span> <text:span text:style-name="T6">Large_vessels</text:span>(a,tonage,purpose,length);</text:p>
      <text:p text:style-name="P3"><text:span text:style-name="T4">c</text:span>.<text:span text:style-name="T6">Drive</text:span>();</text:p>
      <text:p text:style-name="P3"><text:span text:style-name="T4">a</text:span>.<text:span text:style-name="T6">Drive</text:span>();</text:p>
      <text:p text:style-name="P3"><text:span text:style-name="T4">System</text:span>.<text:span text:style-name="T4">out</text:span>.<text:span text:style-name="T6">print</text:span>(<text:span text:style-name="T11">"-&gt;"</text:span>);</text:p>
      <text:p text:style-name="P3"><text:span text:style-name="T4">b</text:span>.<text:span text:style-name="T6">Drive</text:span>();</text:p>
      <text:p text:style-name="P3"><text:span text:style-name="T4">b</text:span>.<text:span text:style-name="T6">stats</text:span>();</text:p>
      <text:p text:style-name="P3">}</text:p>
      <text:p text:style-name="P3"><text:span text:style-name="T1">void</text:span> <text:span text:style-name="T6">EnterCoastal</text:span>(<text:span text:style-name="T1">Waterborne_vessels</text:span> <text:span text:style-name="T5">a</text:span>){</text:p>
      <text:p text:style-name="P3"><text:span text:style-name="T4">System</text:span>.<text:span text:style-name="T4">out</text:span>.<text:span text:style-name="T6">print</text:span>(<text:span text:style-name="T11">"Enter the categories(Dory,Umiak,shikara,etc):"</text:span>);</text:p>
      <text:p text:style-name="P3"><text:span text:style-name="T1">String</text:span> <text:span text:style-name="T4">categories</text:span><text:span text:style-name="T8">=</text:span><text:span text:style-name="T4">scan</text:span>.<text:span text:style-name="T6">next</text:span>();</text:p>
      <text:p text:style-name="P3"><text:span text:style-name="T4">System</text:span>.<text:span text:style-name="T4">out</text:span>.<text:span text:style-name="T6">print</text:span>(<text:span text:style-name="T11">"Material:"</text:span>);</text:p>
      <text:p text:style-name="P3"><text:span text:style-name="T1">String</text:span> <text:span text:style-name="T4">material</text:span><text:span text:style-name="T8">=</text:span><text:span text:style-name="T4">scan</text:span>.<text:span text:style-name="T6">next</text:span>();</text:p>
      <text:p text:style-name="P3"><text:span text:style-name="T4">System</text:span>.<text:span text:style-name="T4">out</text:span>.<text:span text:style-name="T6">println</text:span>(<text:span text:style-name="T11">"Testing phase(Using Drive method):"</text:span>);</text:p>
      <text:p text:style-name="P3"><text:span text:style-name="T1">Vehicle</text:span> <text:span text:style-name="T4">c</text:span><text:span text:style-name="T8">=</text:span><text:span text:style-name="T1">new</text:span> <text:span text:style-name="T6">Vehicle</text:span>(a);</text:p>
      <text:p text:style-name="P3"><text:span text:style-name="T1">Coastal_vessels</text:span> <text:span text:style-name="T4">b</text:span><text:span text:style-name="T8">=</text:span><text:span text:style-name="T1">new</text:span> <text:span text:style-name="T6">Coastal_vessels</text:span>(a,categories,material);</text:p>
      <text:p text:style-name="P3"><text:span text:style-name="T4">c</text:span>.<text:span text:style-name="T6">Drive</text:span>();</text:p>
      <text:p text:style-name="P3"><text:span text:style-name="T4">a</text:span>.<text:span text:style-name="T6">Drive</text:span>();</text:p>
      <text:p text:style-name="P3"><text:span text:style-name="T4">System</text:span>.<text:span text:style-name="T4">out</text:span>.<text:span text:style-name="T6">print</text:span>(<text:span text:style-name="T11">"-&gt;"</text:span>);</text:p>
      <text:p text:style-name="P3"><text:span text:style-name="T4">b</text:span>.<text:span text:style-name="T6">Drive</text:span>();</text:p>
      <text:p text:style-name="P3"><text:span text:style-name="T4">b</text:span>.<text:span text:style-name="T6">stats</text:span>();</text:p>
      <text:p text:style-name="P3">}</text:p>
      <text:p text:style-name="P8"/>
      <text:p text:style-name="P3"><text:span text:style-name="T1">public</text:span> <text:span text:style-name="T1">static</text:span> <text:span text:style-name="T1">void</text:span> <text:span text:style-name="T6">main</text:span>(<text:span text:style-name="T1">String</text:span>[] <text:span text:style-name="T5">arg</text:span>){</text:p>
      <text:p text:style-name="P3"><text:span text:style-name="T1">Scanner</text:span> <text:span text:style-name="T4">scan</text:span><text:span text:style-name="T8">=</text:span><text:span text:style-name="T1">new</text:span> <text:span text:style-name="T6">Scanner</text:span>(<text:span text:style-name="T4">System</text:span>.<text:span text:style-name="T4">in</text:span>);</text:p>
      <text:p text:style-name="P3">q2 ob<text:span text:style-name="T8">=</text:span><text:span text:style-name="T1">new</text:span> <text:span text:style-name="T6">q2</text:span>();</text:p>
      <text:p text:style-name="P3"><text:span text:style-name="T1">while</text:span>(<text:span text:style-name="T9">true</text:span>){</text:p>
      <text:p text:style-name="P3"><text:span text:style-name="T4">System</text:span>.<text:span text:style-name="T4">out</text:span>.<text:span text:style-name="T6">println</text:span>(<text:span text:style-name="T11">"Enter the following choices:1-Two-wheeler,2-Four-wheeler,3-Ocean-vessel,4-Coastal-vessel,5-display total no of cars registered,6-exit"</text:span>);</text:p>
      <text:p text:style-name="P3"><text:span text:style-name="T1">int</text:span> <text:span text:style-name="T4">c</text:span><text:span text:style-name="T8">=</text:span><text:span text:style-name="T4">scan</text:span>.<text:span text:style-name="T6">nextInt</text:span>();</text:p>
      <text:p text:style-name="P3"><text:span text:style-name="T1">if</text:span>(c<text:span text:style-name="T1">==</text:span><text:span text:style-name="T9">5</text:span>){</text:p>
      <text:p text:style-name="P3"><text:span text:style-name="T4">RoadVehicles</text:span>.<text:span text:style-name="T6">Display_road</text:span>();<text:span text:style-name="T4">Waterborne_vessels</text:span>.<text:span text:style-name="T6">Display_water</text:span>();<text:span text:style-name="T1">continue</text:span>;</text:p>
      <text:p text:style-name="P3">}</text:p>
      <text:p text:style-name="P3"><text:span text:style-name="T1">if</text:span>(c<text:span text:style-name="T1">==</text:span><text:span text:style-name="T9">6</text:span>) <text:span text:style-name="T1">break</text:span>;</text:p>
      <text:p text:style-name="P3"><text:soft-page-break/><text:span text:style-name="T4">System</text:span>.<text:span text:style-name="T4">out</text:span>.<text:span text:style-name="T6">print</text:span>(<text:span text:style-name="T11">"Model name:"</text:span>);</text:p>
      <text:p text:style-name="P3"><text:span text:style-name="T1">String</text:span> <text:span text:style-name="T4">model</text:span><text:span text:style-name="T8">=</text:span><text:span text:style-name="T4">scan</text:span>.<text:span text:style-name="T6">next</text:span>();</text:p>
      <text:p text:style-name="P3"><text:span text:style-name="T4">System</text:span>.<text:span text:style-name="T4">out</text:span>.<text:span text:style-name="T6">print</text:span>(<text:span text:style-name="T11">"Price:"</text:span>);</text:p>
      <text:p text:style-name="P3"><text:span text:style-name="T1">int</text:span> <text:span text:style-name="T4">price</text:span><text:span text:style-name="T8">=</text:span><text:span text:style-name="T4">scan</text:span>.<text:span text:style-name="T6">nextInt</text:span>();</text:p>
      <text:p text:style-name="P3"><text:span text:style-name="T4">System</text:span>.<text:span text:style-name="T4">out</text:span>.<text:span text:style-name="T6">print</text:span>(<text:span text:style-name="T11">"Weight:"</text:span>);</text:p>
      <text:p text:style-name="P3"><text:span text:style-name="T1">double</text:span> <text:span text:style-name="T4">weight</text:span><text:span text:style-name="T8">=</text:span><text:span text:style-name="T4">scan</text:span>.<text:span text:style-name="T6">nextDouble</text:span>();</text:p>
      <text:p text:style-name="P3"><text:span text:style-name="T4">System</text:span>.<text:span text:style-name="T4">out</text:span>.<text:span text:style-name="T6">print</text:span>(<text:span text:style-name="T11">"Enter the type of vehicle(Eg:Car):"</text:span>);</text:p>
      <text:p text:style-name="P3"><text:span text:style-name="T1">String</text:span> <text:span text:style-name="T4">type</text:span><text:span text:style-name="T8">=</text:span><text:span text:style-name="T4">scan</text:span>.<text:span text:style-name="T6">next</text:span>();</text:p>
      <text:p text:style-name="P3"><text:span text:style-name="T1">switch</text:span>(c){</text:p>
      <text:p text:style-name="P3"><text:span text:style-name="T1">case</text:span> <text:span text:style-name="T9">1</text:span><text:span text:style-name="T1">:</text:span><text:span text:style-name="T4">ob</text:span>.<text:span text:style-name="T6">EnterTwo</text:span>(<text:span text:style-name="T4">ob</text:span>.<text:span text:style-name="T6">EnterRoad</text:span>(model, price, weight, type));<text:span text:style-name="T1">break</text:span>;</text:p>
      <text:p text:style-name="P3"><text:span text:style-name="T1">case</text:span> <text:span text:style-name="T9">2</text:span><text:span text:style-name="T1">:</text:span><text:span text:style-name="T4">ob</text:span>.<text:span text:style-name="T6">EnterFour</text:span>(<text:span text:style-name="T4">ob</text:span>.<text:span text:style-name="T6">EnterRoad</text:span>(model, price, weight, type));<text:span text:style-name="T1">break</text:span>;</text:p>
      <text:p text:style-name="P3"><text:span text:style-name="T1">case</text:span> <text:span text:style-name="T9">3</text:span><text:span text:style-name="T1">:</text:span><text:span text:style-name="T4">ob</text:span>.<text:span text:style-name="T6">EnterOcean</text:span>(<text:span text:style-name="T4">ob</text:span>.<text:span text:style-name="T6">EnterWater</text:span>(model, price, weight, type));<text:span text:style-name="T1">break</text:span>;</text:p>
      <text:p text:style-name="P3"><text:span text:style-name="T1">case</text:span> <text:span text:style-name="T9">4</text:span><text:span text:style-name="T1">:</text:span><text:span text:style-name="T4">ob</text:span>.<text:span text:style-name="T6">EnterCoastal</text:span>(<text:span text:style-name="T4">ob</text:span>.<text:span text:style-name="T6">EnterWater</text:span>(model, price, weight, type));<text:span text:style-name="T1">break</text:span>;</text:p>
      <text:p text:style-name="P3">}</text:p>
      <text:p text:style-name="P8"/>
      <text:p text:style-name="P3">}</text:p>
      <text:p text:style-name="P3">}</text:p>
      <text:p text:style-name="P3">}</text:p>
      <text:p text:style-name="P9"/>
      <text:p text:style-name="P2">3)In the given code the Area() function gets overridden for object r and t. So when we try to call the Area() the function in the sub class has high priority so it gets executed. So in the first two cases area of rectangle and triangle are printed. But for the third case we are directly accessing the super class so the Area() function in figure class gets executed</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7T11:08:25.590749744</meta:creation-date>
    <dc:date>2020-10-07T11:33:41.081996889</dc:date>
    <meta:editing-duration>PT4M35S</meta:editing-duration>
    <meta:editing-cycles>1</meta:editing-cycles>
    <meta:document-statistic meta:table-count="0" meta:image-count="0" meta:object-count="0" meta:page-count="11" meta:paragraph-count="448" meta:word-count="1282" meta:character-count="12908" meta:non-whitespace-character-count="12074"/>
    <meta:generator>LibreOffice/6.4.4.2$Linux_X86_64 LibreOffice_project/40$Build-2</meta:generator>
  </office:meta>
</office:document-meta>
</file>